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color="#ce18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Publisher</text:p>
          </table:table-cell>
          <table:table-cell table:number-columns-repeated="47"/>
          <table:table-cell office:value-type="string" calcext:value-type="string">
            <text:p>MAX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416090.28345" calcext:value-type="float">
            <text:p>1543416090.28345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416094.92791" calcext:value-type="float">
            <text:p>1543416094.92791</text:p>
          </table:table-cell>
          <table:table-cell table:formula="of:=[.F2]-[.C2]" office:value-type="float" office:value="4.64446210861206" calcext:value-type="float">
            <text:p>4.64446210861206</text:p>
          </table:table-cell>
          <table:table-cell table:number-columns-repeated="41"/>
          <table:table-cell table:formula="of:=MAX([.G2];[.L2];[.O2];[.R2];[.U2];[.X2];[.AA2];[.AD2];[.AG2];[.AJ2];[.AM2];[.AP2];[.AS2];[.AV2])" office:value-type="float" office:value="4.64446210861206" calcext:value-type="float">
            <text:p>4.64446210861206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416108.83528" calcext:value-type="float">
            <text:p>1543416108.83528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416116.94564" calcext:value-type="float">
            <text:p>1543416116.94564</text:p>
          </table:table-cell>
          <table:table-cell table:formula="of:=[.F3]-[.C3]" office:value-type="float" office:value="8.11035990715027" calcext:value-type="float">
            <text:p>8.11035990715027</text:p>
          </table:table-cell>
          <table:table-cell table:number-columns-repeated="41"/>
          <table:table-cell table:formula="of:=MAX([.G3];[.L3];[.O3];[.R3];[.U3];[.X3];[.AA3];[.AD3];[.AG3];[.AJ3];[.AM3];[.AP3];[.AS3];[.AV3])" office:value-type="float" office:value="8.11035990715027" calcext:value-type="float">
            <text:p>8.11035990715027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416130.64445" calcext:value-type="float">
            <text:p>1543416130.64445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416142.91197" calcext:value-type="float">
            <text:p>1543416142.91197</text:p>
          </table:table-cell>
          <table:table-cell table:formula="of:=[.F4]-[.C4]" office:value-type="float" office:value="12.2675249576569" calcext:value-type="float">
            <text:p>12.2675249576569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543416142.6973" calcext:value-type="float">
            <text:p>1543416142.6973</text:p>
          </table:table-cell>
          <table:table-cell table:formula="of:=[.K4]-[.C4]" office:value-type="float" office:value="12.0528531074524" calcext:value-type="float">
            <text:p>12.0528531074524</text:p>
          </table:table-cell>
          <table:table-cell table:number-columns-repeated="36"/>
          <table:table-cell table:formula="of:=MAX([.G4];[.L4];[.O4];[.R4];[.U4];[.X4];[.AA4];[.AD4];[.AG4];[.AJ4];[.AM4];[.AP4];[.AS4];[.AV4])" office:value-type="float" office:value="12.2675249576569" calcext:value-type="float">
            <text:p>12.2675249576569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416155.59661" calcext:value-type="float">
            <text:p>1543416155.59661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416167.20888" calcext:value-type="float">
            <text:p>1543416167.20888</text:p>
          </table:table-cell>
          <table:table-cell table:formula="of:=[.F5]-[.C5]" office:value-type="float" office:value="11.6122717857361" calcext:value-type="float">
            <text:p>11.6122717857361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543416167.79956" calcext:value-type="float">
            <text:p>1543416167.79956</text:p>
          </table:table-cell>
          <table:table-cell table:formula="of:=[.K5]-[.C5]" office:value-type="float" office:value="12.2029469013214" calcext:value-type="float">
            <text:p>12.2029469013214</text:p>
          </table:table-cell>
          <table:table-cell office:value-type="string" calcext:value-type="string">
            <text:p>time</text:p>
          </table:table-cell>
          <table:table-cell office:value-type="float" office:value="1543416163.95394" calcext:value-type="float">
            <text:p>1543416163.95394</text:p>
          </table:table-cell>
          <table:table-cell table:formula="of:=[.N5]-[.C5]" office:value-type="float" office:value="8.35733294487" calcext:value-type="float">
            <text:p>8.35733294487</text:p>
          </table:table-cell>
          <table:table-cell table:number-columns-repeated="33"/>
          <table:table-cell table:formula="of:=MAX([.G5];[.L5];[.O5];[.R5];[.U5];[.X5];[.AA5];[.AD5];[.AG5];[.AJ5];[.AM5];[.AP5];[.AS5];[.AV5])" office:value-type="float" office:value="12.2029469013214" calcext:value-type="float">
            <text:p>12.2029469013214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416210.20863" calcext:value-type="float">
            <text:p>1543416210.20863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416222.93713" calcext:value-type="float">
            <text:p>1543416222.93713</text:p>
          </table:table-cell>
          <table:table-cell table:formula="of:=[.F6]-[.C6]" office:value-type="float" office:value="12.7284998893738" calcext:value-type="float">
            <text:p>12.7284998893738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543416222.73687" calcext:value-type="float">
            <text:p>1543416222.73687</text:p>
          </table:table-cell>
          <table:table-cell table:formula="of:=[.K6]-[.C6]" office:value-type="float" office:value="12.5282378196716" calcext:value-type="float">
            <text:p>12.5282378196716</text:p>
          </table:table-cell>
          <table:table-cell office:value-type="string" calcext:value-type="string">
            <text:p>time</text:p>
          </table:table-cell>
          <table:table-cell office:value-type="float" office:value="1543416218.79198" calcext:value-type="float">
            <text:p>1543416218.79198</text:p>
          </table:table-cell>
          <table:table-cell table:formula="of:=[.N6]-[.C6]" office:value-type="float" office:value="8.58334493637085" calcext:value-type="float">
            <text:p>8.58334493637085</text:p>
          </table:table-cell>
          <table:table-cell office:value-type="string" calcext:value-type="string">
            <text:p>time</text:p>
          </table:table-cell>
          <table:table-cell office:value-type="float" office:value="1543416223.2219" calcext:value-type="float">
            <text:p>1543416223.2219</text:p>
          </table:table-cell>
          <table:table-cell table:formula="of:=[.Q6]-[.C6]" office:value-type="float" office:value="13.0132730007172" calcext:value-type="float">
            <text:p>13.0132730007172</text:p>
          </table:table-cell>
          <table:table-cell table:number-columns-repeated="30"/>
          <table:table-cell table:formula="of:=MAX([.G6];[.L6];[.O6];[.R6];[.U6];[.X6];[.AA6];[.AD6];[.AG6];[.AJ6];[.AM6];[.AP6];[.AS6];[.AV6])" office:value-type="float" office:value="13.0132730007172" calcext:value-type="float">
            <text:p>13.0132730007172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416236.69278" calcext:value-type="float">
            <text:p>1543416236.69278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416250.98425" calcext:value-type="float">
            <text:p>1543416250.98425</text:p>
          </table:table-cell>
          <table:table-cell table:formula="of:=[.F7]-[.C7]" office:value-type="float" office:value="14.2914769649506" calcext:value-type="float">
            <text:p>14.2914769649506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543416251.97443" calcext:value-type="float">
            <text:p>1543416251.97443</text:p>
          </table:table-cell>
          <table:table-cell table:formula="of:=[.K7]-[.C7]" office:value-type="float" office:value="15.2816541194916" calcext:value-type="float">
            <text:p>15.2816541194916</text:p>
          </table:table-cell>
          <table:table-cell office:value-type="string" calcext:value-type="string">
            <text:p>time</text:p>
          </table:table-cell>
          <table:table-cell office:value-type="float" office:value="1543416246.6243" calcext:value-type="float">
            <text:p>1543416246.6243</text:p>
          </table:table-cell>
          <table:table-cell table:formula="of:=[.N7]-[.C7]" office:value-type="float" office:value="9.93152713775635" calcext:value-type="float">
            <text:p>9.93152713775635</text:p>
          </table:table-cell>
          <table:table-cell office:value-type="string" calcext:value-type="string">
            <text:p>time</text:p>
          </table:table-cell>
          <table:table-cell office:value-type="float" office:value="1543416253.32281" calcext:value-type="float">
            <text:p>1543416253.32281</text:p>
          </table:table-cell>
          <table:table-cell table:formula="of:=[.Q7]-[.C7]" office:value-type="float" office:value="16.6300370693207" calcext:value-type="float">
            <text:p>16.6300370693207</text:p>
          </table:table-cell>
          <table:table-cell office:value-type="string" calcext:value-type="string">
            <text:p>time</text:p>
          </table:table-cell>
          <table:table-cell office:value-type="float" office:value="1543416252.52174" calcext:value-type="float">
            <text:p>1543416252.52174</text:p>
          </table:table-cell>
          <table:table-cell table:formula="of:=[.T7]-[.C7]" office:value-type="float" office:value="15.8289580345154" calcext:value-type="float">
            <text:p>15.8289580345154</text:p>
          </table:table-cell>
          <table:table-cell table:number-columns-repeated="27"/>
          <table:table-cell table:formula="of:=MAX([.G7];[.L7];[.O7];[.R7];[.U7];[.X7];[.AA7];[.AD7];[.AG7];[.AJ7];[.AM7];[.AP7];[.AS7];[.AV7])" office:value-type="float" office:value="16.6300370693207" calcext:value-type="float">
            <text:p>16.6300370693207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416263.84765" calcext:value-type="float">
            <text:p>1543416263.84765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416283.26102" calcext:value-type="float">
            <text:p>1543416283.26102</text:p>
          </table:table-cell>
          <table:table-cell table:formula="of:=[.F8]-[.C8]" office:value-type="float" office:value="19.4133720397949" calcext:value-type="float">
            <text:p>19.4133720397949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543416284.3289" calcext:value-type="float">
            <text:p>1543416284.3289</text:p>
          </table:table-cell>
          <table:table-cell table:formula="of:=[.K8]-[.C8]" office:value-type="float" office:value="20.4812450408936" calcext:value-type="float">
            <text:p>20.4812450408936</text:p>
          </table:table-cell>
          <table:table-cell office:value-type="string" calcext:value-type="string">
            <text:p>time</text:p>
          </table:table-cell>
          <table:table-cell office:value-type="float" office:value="1543416276.33318" calcext:value-type="float">
            <text:p>1543416276.33318</text:p>
          </table:table-cell>
          <table:table-cell table:formula="of:=[.N8]-[.C8]" office:value-type="float" office:value="12.4855320453644" calcext:value-type="float">
            <text:p>12.4855320453644</text:p>
          </table:table-cell>
          <table:table-cell office:value-type="string" calcext:value-type="string">
            <text:p>time</text:p>
          </table:table-cell>
          <table:table-cell office:value-type="float" office:value="1543416284.8007" calcext:value-type="float">
            <text:p>1543416284.8007</text:p>
          </table:table-cell>
          <table:table-cell table:formula="of:=[.Q8]-[.C8]" office:value-type="float" office:value="20.9530498981476" calcext:value-type="float">
            <text:p>20.9530498981476</text:p>
          </table:table-cell>
          <table:table-cell office:value-type="string" calcext:value-type="string">
            <text:p>time</text:p>
          </table:table-cell>
          <table:table-cell office:value-type="float" office:value="1543416284.91498" calcext:value-type="float">
            <text:p>1543416284.91498</text:p>
          </table:table-cell>
          <table:table-cell table:formula="of:=[.T8]-[.C8]" office:value-type="float" office:value="21.0673320293427" calcext:value-type="float">
            <text:p>21.0673320293427</text:p>
          </table:table-cell>
          <table:table-cell office:value-type="string" calcext:value-type="string">
            <text:p>time</text:p>
          </table:table-cell>
          <table:table-cell office:value-type="float" office:value="1543416284.19358" calcext:value-type="float">
            <text:p>1543416284.19358</text:p>
          </table:table-cell>
          <table:table-cell table:formula="of:=[.W8]-[.C8]" office:value-type="float" office:value="20.3459260463715" calcext:value-type="float">
            <text:p>20.3459260463715</text:p>
          </table:table-cell>
          <table:table-cell table:number-columns-repeated="24"/>
          <table:table-cell table:formula="of:=MAX([.G8];[.L8];[.O8];[.R8];[.U8];[.X8];[.AA8];[.AD8];[.AG8];[.AJ8];[.AM8];[.AP8];[.AS8];[.AV8])" office:value-type="float" office:value="21.0673320293427" calcext:value-type="float">
            <text:p>21.0673320293427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416308.62886" calcext:value-type="float">
            <text:p>1543416308.62886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416329.47151" calcext:value-type="float">
            <text:p>1543416329.47151</text:p>
          </table:table-cell>
          <table:table-cell table:formula="of:=[.F9]-[.C9]" office:value-type="float" office:value="20.8426468372345" calcext:value-type="float">
            <text:p>20.8426468372345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543416332.61468" calcext:value-type="float">
            <text:p>1543416332.61468</text:p>
          </table:table-cell>
          <table:table-cell table:formula="of:=[.K9]-[.C9]" office:value-type="float" office:value="23.9858169555664" calcext:value-type="float">
            <text:p>23.9858169555664</text:p>
          </table:table-cell>
          <table:table-cell office:value-type="string" calcext:value-type="string">
            <text:p>time</text:p>
          </table:table-cell>
          <table:table-cell office:value-type="float" office:value="1543416322.28065" calcext:value-type="float">
            <text:p>1543416322.28065</text:p>
          </table:table-cell>
          <table:table-cell table:formula="of:=[.N9]-[.C9]" office:value-type="float" office:value="13.6517868041992" calcext:value-type="float">
            <text:p>13.6517868041992</text:p>
          </table:table-cell>
          <table:table-cell office:value-type="string" calcext:value-type="string">
            <text:p>time</text:p>
          </table:table-cell>
          <table:table-cell office:value-type="float" office:value="1543416332.73193" calcext:value-type="float">
            <text:p>1543416332.73193</text:p>
          </table:table-cell>
          <table:table-cell table:formula="of:=[.Q9]-[.C9]" office:value-type="float" office:value="24.1030650138855" calcext:value-type="float">
            <text:p>24.1030650138855</text:p>
          </table:table-cell>
          <table:table-cell office:value-type="string" calcext:value-type="string">
            <text:p>time</text:p>
          </table:table-cell>
          <table:table-cell office:value-type="float" office:value="1543416332.93386" calcext:value-type="float">
            <text:p>1543416332.93386</text:p>
          </table:table-cell>
          <table:table-cell table:formula="of:=[.T9]-[.C9]" office:value-type="float" office:value="24.3049938678741" calcext:value-type="float">
            <text:p>24.3049938678741</text:p>
          </table:table-cell>
          <table:table-cell office:value-type="string" calcext:value-type="string">
            <text:p>time</text:p>
          </table:table-cell>
          <table:table-cell office:value-type="float" office:value="1543416331.70645" calcext:value-type="float">
            <text:p>1543416331.70645</text:p>
          </table:table-cell>
          <table:table-cell table:formula="of:=[.W9]-[.C9]" office:value-type="float" office:value="23.0775837898254" calcext:value-type="float">
            <text:p>23.0775837898254</text:p>
          </table:table-cell>
          <table:table-cell office:value-type="string" calcext:value-type="string">
            <text:p>time</text:p>
          </table:table-cell>
          <table:table-cell office:value-type="float" office:value="1543416319.41682" calcext:value-type="float">
            <text:p>1543416319.41682</text:p>
          </table:table-cell>
          <table:table-cell table:formula="of:=[.Z9]-[.C9]" office:value-type="float" office:value="10.7879559993744" calcext:value-type="float">
            <text:p>10.7879559993744</text:p>
          </table:table-cell>
          <table:table-cell table:number-columns-repeated="21"/>
          <table:table-cell table:formula="of:=MAX([.G9];[.L9];[.O9];[.R9];[.U9];[.X9];[.AA9];[.AD9];[.AG9];[.AJ9];[.AM9];[.AP9];[.AS9];[.AV9])" office:value-type="float" office:value="24.3049938678741" calcext:value-type="float">
            <text:p>24.3049938678741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416351.18095" calcext:value-type="float">
            <text:p>1543416351.18095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416376.61163" calcext:value-type="float">
            <text:p>1543416376.61163</text:p>
          </table:table-cell>
          <table:table-cell table:formula="of:=[.F10]-[.C10]" office:value-type="float" office:value="25.4306848049164" calcext:value-type="float">
            <text:p>25.4306848049164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543416379.93" calcext:value-type="float">
            <text:p>1543416379.93</text:p>
          </table:table-cell>
          <table:table-cell table:formula="of:=[.K10]-[.C10]" office:value-type="float" office:value="28.7490518093109" calcext:value-type="float">
            <text:p>28.7490518093109</text:p>
          </table:table-cell>
          <table:table-cell office:value-type="string" calcext:value-type="string">
            <text:p>time</text:p>
          </table:table-cell>
          <table:table-cell office:value-type="float" office:value="1543416366.80233" calcext:value-type="float">
            <text:p>1543416366.80233</text:p>
          </table:table-cell>
          <table:table-cell table:formula="of:=[.N10]-[.C10]" office:value-type="float" office:value="15.6213829517365" calcext:value-type="float">
            <text:p>15.6213829517365</text:p>
          </table:table-cell>
          <table:table-cell office:value-type="string" calcext:value-type="string">
            <text:p>time</text:p>
          </table:table-cell>
          <table:table-cell office:value-type="float" office:value="1543416380.60801" calcext:value-type="float">
            <text:p>1543416380.60801</text:p>
          </table:table-cell>
          <table:table-cell table:formula="of:=[.Q10]-[.C10]" office:value-type="float" office:value="29.4270589351654" calcext:value-type="float">
            <text:p>29.4270589351654</text:p>
          </table:table-cell>
          <table:table-cell office:value-type="string" calcext:value-type="string">
            <text:p>time</text:p>
          </table:table-cell>
          <table:table-cell office:value-type="float" office:value="1543416380.93186" calcext:value-type="float">
            <text:p>1543416380.93186</text:p>
          </table:table-cell>
          <table:table-cell table:formula="of:=[.T10]-[.C10]" office:value-type="float" office:value="29.7509169578552" calcext:value-type="float">
            <text:p>29.7509169578552</text:p>
          </table:table-cell>
          <table:table-cell office:value-type="string" calcext:value-type="string">
            <text:p>time</text:p>
          </table:table-cell>
          <table:table-cell office:value-type="float" office:value="1543416379.42243" calcext:value-type="float">
            <text:p>1543416379.42243</text:p>
          </table:table-cell>
          <table:table-cell table:formula="of:=[.W10]-[.C10]" office:value-type="float" office:value="28.2414858341217" calcext:value-type="float">
            <text:p>28.2414858341217</text:p>
          </table:table-cell>
          <table:table-cell office:value-type="string" calcext:value-type="string">
            <text:p>time</text:p>
          </table:table-cell>
          <table:table-cell office:value-type="float" office:value="1543416363.9244" calcext:value-type="float">
            <text:p>1543416363.9244</text:p>
          </table:table-cell>
          <table:table-cell table:formula="of:=[.Z10]-[.C10]" office:value-type="float" office:value="12.7434568405151" calcext:value-type="float">
            <text:p>12.7434568405151</text:p>
          </table:table-cell>
          <table:table-cell office:value-type="string" calcext:value-type="string">
            <text:p>time</text:p>
          </table:table-cell>
          <table:table-cell office:value-type="float" office:value="1543416381.81248" calcext:value-type="float">
            <text:p>1543416381.81248</text:p>
          </table:table-cell>
          <table:table-cell table:formula="of:=[.AC10]-[.C10]" office:value-type="float" office:value="30.6315379142761" calcext:value-type="float">
            <text:p>30.6315379142761</text:p>
          </table:table-cell>
          <table:table-cell table:number-columns-repeated="18"/>
          <table:table-cell table:formula="of:=MAX([.G10];[.L10];[.O10];[.R10];[.U10];[.X10];[.AA10];[.AD10];[.AG10];[.AJ10];[.AM10];[.AP10];[.AS10];[.AV10])" office:value-type="float" office:value="30.6315379142761" calcext:value-type="float">
            <text:p>30.6315379142761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416388.76494" calcext:value-type="float">
            <text:p>1543416388.76494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416419.22059" calcext:value-type="float">
            <text:p>1543416419.22059</text:p>
          </table:table-cell>
          <table:table-cell table:formula="of:=[.F11]-[.C11]" office:value-type="float" office:value="30.4556519985199" calcext:value-type="float">
            <text:p>30.4556519985199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543416423.30988" calcext:value-type="float">
            <text:p>1543416423.30988</text:p>
          </table:table-cell>
          <table:table-cell table:formula="of:=[.K11]-[.C11]" office:value-type="float" office:value="34.5449438095093" calcext:value-type="float">
            <text:p>34.5449438095093</text:p>
          </table:table-cell>
          <table:table-cell office:value-type="string" calcext:value-type="string">
            <text:p>time</text:p>
          </table:table-cell>
          <table:table-cell office:value-type="float" office:value="1543416411.48224" calcext:value-type="float">
            <text:p>1543416411.48224</text:p>
          </table:table-cell>
          <table:table-cell table:formula="of:=[.N11]-[.C11]" office:value-type="float" office:value="22.7173058986664" calcext:value-type="float">
            <text:p>22.7173058986664</text:p>
          </table:table-cell>
          <table:table-cell office:value-type="string" calcext:value-type="string">
            <text:p>time</text:p>
          </table:table-cell>
          <table:table-cell office:value-type="float" office:value="1543416424.21487" calcext:value-type="float">
            <text:p>1543416424.21487</text:p>
          </table:table-cell>
          <table:table-cell table:formula="of:=[.Q11]-[.C11]" office:value-type="float" office:value="35.4499337673187" calcext:value-type="float">
            <text:p>35.4499337673187</text:p>
          </table:table-cell>
          <table:table-cell office:value-type="string" calcext:value-type="string">
            <text:p>time</text:p>
          </table:table-cell>
          <table:table-cell office:value-type="float" office:value="1543416424.19238" calcext:value-type="float">
            <text:p>1543416424.19238</text:p>
          </table:table-cell>
          <table:table-cell table:formula="of:=[.T11]-[.C11]" office:value-type="float" office:value="35.4274427890778" calcext:value-type="float">
            <text:p>35.4274427890778</text:p>
          </table:table-cell>
          <table:table-cell office:value-type="string" calcext:value-type="string">
            <text:p>time</text:p>
          </table:table-cell>
          <table:table-cell office:value-type="float" office:value="1543416422.7317" calcext:value-type="float">
            <text:p>1543416422.7317</text:p>
          </table:table-cell>
          <table:table-cell table:formula="of:=[.W11]-[.C11]" office:value-type="float" office:value="33.9667639732361" calcext:value-type="float">
            <text:p>33.9667639732361</text:p>
          </table:table-cell>
          <table:table-cell office:value-type="string" calcext:value-type="string">
            <text:p>time</text:p>
          </table:table-cell>
          <table:table-cell office:value-type="float" office:value="1543416407.85301" calcext:value-type="float">
            <text:p>1543416407.85301</text:p>
          </table:table-cell>
          <table:table-cell table:formula="of:=[.Z11]-[.C11]" office:value-type="float" office:value="19.0880727767944" calcext:value-type="float">
            <text:p>19.0880727767944</text:p>
          </table:table-cell>
          <table:table-cell office:value-type="string" calcext:value-type="string">
            <text:p>time</text:p>
          </table:table-cell>
          <table:table-cell office:value-type="float" office:value="1543416425.75857" calcext:value-type="float">
            <text:p>1543416425.75857</text:p>
          </table:table-cell>
          <table:table-cell table:formula="of:=[.AC11]-[.C11]" office:value-type="float" office:value="36.9936318397522" calcext:value-type="float">
            <text:p>36.9936318397522</text:p>
          </table:table-cell>
          <table:table-cell office:value-type="string" calcext:value-type="string">
            <text:p>time</text:p>
          </table:table-cell>
          <table:table-cell office:value-type="float" office:value="1543416424.97623" calcext:value-type="float">
            <text:p>1543416424.97623</text:p>
          </table:table-cell>
          <table:table-cell table:formula="of:=[.AF11]-[.C11]" office:value-type="float" office:value="36.2112867832184" calcext:value-type="float">
            <text:p>36.2112867832184</text:p>
          </table:table-cell>
          <table:table-cell table:number-columns-repeated="15"/>
          <table:table-cell table:formula="of:=MAX([.G11];[.L11];[.O11];[.R11];[.U11];[.X11];[.AA11];[.AD11];[.AG11];[.AJ11];[.AM11];[.AP11];[.AS11];[.AV11])" office:value-type="float" office:value="36.9936318397522" calcext:value-type="float">
            <text:p>36.9936318397522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416440.40511" calcext:value-type="float">
            <text:p>1543416440.40511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416476.87946" calcext:value-type="float">
            <text:p>1543416476.87946</text:p>
          </table:table-cell>
          <table:table-cell table:formula="of:=[.F12]-[.C12]" office:value-type="float" office:value="36.4743490219116" calcext:value-type="float">
            <text:p>36.4743490219116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543416480.95744" calcext:value-type="float">
            <text:p>1543416480.95744</text:p>
          </table:table-cell>
          <table:table-cell table:formula="of:=[.K12]-[.C12]" office:value-type="float" office:value="40.5523309707642" calcext:value-type="float">
            <text:p>40.5523309707642</text:p>
          </table:table-cell>
          <table:table-cell office:value-type="string" calcext:value-type="string">
            <text:p>time</text:p>
          </table:table-cell>
          <table:table-cell office:value-type="float" office:value="1543416465.10543" calcext:value-type="float">
            <text:p>1543416465.10543</text:p>
          </table:table-cell>
          <table:table-cell table:formula="of:=[.N12]-[.C12]" office:value-type="float" office:value="24.7003180980682" calcext:value-type="float">
            <text:p>24.7003180980682</text:p>
          </table:table-cell>
          <table:table-cell office:value-type="string" calcext:value-type="string">
            <text:p>time</text:p>
          </table:table-cell>
          <table:table-cell office:value-type="float" office:value="1543416481.24652" calcext:value-type="float">
            <text:p>1543416481.24652</text:p>
          </table:table-cell>
          <table:table-cell table:formula="of:=[.Q12]-[.C12]" office:value-type="float" office:value="40.8414101600647" calcext:value-type="float">
            <text:p>40.8414101600647</text:p>
          </table:table-cell>
          <table:table-cell office:value-type="string" calcext:value-type="string">
            <text:p>time</text:p>
          </table:table-cell>
          <table:table-cell office:value-type="float" office:value="1543416481.65067" calcext:value-type="float">
            <text:p>1543416481.65067</text:p>
          </table:table-cell>
          <table:table-cell table:formula="of:=[.T12]-[.C12]" office:value-type="float" office:value="41.2455570697784" calcext:value-type="float">
            <text:p>41.2455570697784</text:p>
          </table:table-cell>
          <table:table-cell office:value-type="string" calcext:value-type="string">
            <text:p>time</text:p>
          </table:table-cell>
          <table:table-cell office:value-type="float" office:value="1543416480.59051" calcext:value-type="float">
            <text:p>1543416480.59051</text:p>
          </table:table-cell>
          <table:table-cell table:formula="of:=[.W12]-[.C12]" office:value-type="float" office:value="40.1854009628296" calcext:value-type="float">
            <text:p>40.1854009628296</text:p>
          </table:table-cell>
          <table:table-cell office:value-type="string" calcext:value-type="string">
            <text:p>time</text:p>
          </table:table-cell>
          <table:table-cell office:value-type="float" office:value="1543416458.94619" calcext:value-type="float">
            <text:p>1543416458.94619</text:p>
          </table:table-cell>
          <table:table-cell table:formula="of:=[.Z12]-[.C12]" office:value-type="float" office:value="18.5410799980164" calcext:value-type="float">
            <text:p>18.5410799980164</text:p>
          </table:table-cell>
          <table:table-cell office:value-type="string" calcext:value-type="string">
            <text:p>time</text:p>
          </table:table-cell>
          <table:table-cell office:value-type="float" office:value="1543416481.90505" calcext:value-type="float">
            <text:p>1543416481.90505</text:p>
          </table:table-cell>
          <table:table-cell table:formula="of:=[.AC12]-[.C12]" office:value-type="float" office:value="41.4999380111694" calcext:value-type="float">
            <text:p>41.4999380111694</text:p>
          </table:table-cell>
          <table:table-cell office:value-type="string" calcext:value-type="string">
            <text:p>time</text:p>
          </table:table-cell>
          <table:table-cell office:value-type="float" office:value="1543416482.14896" calcext:value-type="float">
            <text:p>1543416482.14896</text:p>
          </table:table-cell>
          <table:table-cell table:formula="of:=[.AF12]-[.C12]" office:value-type="float" office:value="41.7438480854034" calcext:value-type="float">
            <text:p>41.7438480854034</text:p>
          </table:table-cell>
          <table:table-cell office:value-type="string" calcext:value-type="string">
            <text:p>time</text:p>
          </table:table-cell>
          <table:table-cell office:value-type="float" office:value="1543416482.47679" calcext:value-type="float">
            <text:p>1543416482.47679</text:p>
          </table:table-cell>
          <table:table-cell table:formula="of:=[.AI12]-[.C12]" office:value-type="float" office:value="42.0716850757599" calcext:value-type="float">
            <text:p>42.0716850757599</text:p>
          </table:table-cell>
          <table:table-cell table:number-columns-repeated="12"/>
          <table:table-cell table:formula="of:=MAX([.G12];[.L12];[.O12];[.R12];[.U12];[.X12];[.AA12];[.AD12];[.AG12];[.AJ12];[.AM12];[.AP12];[.AS12];[.AV12])" office:value-type="float" office:value="42.0716850757599" calcext:value-type="float">
            <text:p>42.0716850757599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416496.14133" calcext:value-type="float">
            <text:p>1543416496.14133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416535.81189" calcext:value-type="float">
            <text:p>1543416535.81189</text:p>
          </table:table-cell>
          <table:table-cell table:formula="of:=[.F13]-[.C13]" office:value-type="float" office:value="39.6705660820007" calcext:value-type="float">
            <text:p>39.6705660820007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543416538.16138" calcext:value-type="float">
            <text:p>1543416538.16138</text:p>
          </table:table-cell>
          <table:table-cell table:formula="of:=[.K13]-[.C13]" office:value-type="float" office:value="42.0200500488281" calcext:value-type="float">
            <text:p>42.0200500488281</text:p>
          </table:table-cell>
          <table:table-cell office:value-type="string" calcext:value-type="string">
            <text:p>time</text:p>
          </table:table-cell>
          <table:table-cell office:value-type="float" office:value="1543416522.602" calcext:value-type="float">
            <text:p>1543416522.602</text:p>
          </table:table-cell>
          <table:table-cell table:formula="of:=[.N13]-[.C13]" office:value-type="float" office:value="26.4606740474701" calcext:value-type="float">
            <text:p>26.4606740474701</text:p>
          </table:table-cell>
          <table:table-cell office:value-type="string" calcext:value-type="string">
            <text:p>time</text:p>
          </table:table-cell>
          <table:table-cell office:value-type="float" office:value="1543416539.46885" calcext:value-type="float">
            <text:p>1543416539.46885</text:p>
          </table:table-cell>
          <table:table-cell table:formula="of:=[.Q13]-[.C13]" office:value-type="float" office:value="43.3275220394135" calcext:value-type="float">
            <text:p>43.3275220394135</text:p>
          </table:table-cell>
          <table:table-cell office:value-type="string" calcext:value-type="string">
            <text:p>time</text:p>
          </table:table-cell>
          <table:table-cell office:value-type="float" office:value="1543416539.24834" calcext:value-type="float">
            <text:p>1543416539.24834</text:p>
          </table:table-cell>
          <table:table-cell table:formula="of:=[.T13]-[.C13]" office:value-type="float" office:value="43.107017993927" calcext:value-type="float">
            <text:p>43.107017993927</text:p>
          </table:table-cell>
          <table:table-cell office:value-type="string" calcext:value-type="string">
            <text:p>time</text:p>
          </table:table-cell>
          <table:table-cell office:value-type="float" office:value="1543416537.72728" calcext:value-type="float">
            <text:p>1543416537.72728</text:p>
          </table:table-cell>
          <table:table-cell table:formula="of:=[.W13]-[.C13]" office:value-type="float" office:value="41.585953950882" calcext:value-type="float">
            <text:p>41.585953950882</text:p>
          </table:table-cell>
          <table:table-cell office:value-type="string" calcext:value-type="string">
            <text:p>time</text:p>
          </table:table-cell>
          <table:table-cell office:value-type="float" office:value="1543416517.17492" calcext:value-type="float">
            <text:p>1543416517.17492</text:p>
          </table:table-cell>
          <table:table-cell table:formula="of:=[.Z13]-[.C13]" office:value-type="float" office:value="21.0335919857025" calcext:value-type="float">
            <text:p>21.0335919857025</text:p>
          </table:table-cell>
          <table:table-cell office:value-type="string" calcext:value-type="string">
            <text:p>time</text:p>
          </table:table-cell>
          <table:table-cell office:value-type="float" office:value="1543416540.8948" calcext:value-type="float">
            <text:p>1543416540.8948</text:p>
          </table:table-cell>
          <table:table-cell table:formula="of:=[.AC13]-[.C13]" office:value-type="float" office:value="44.7534749507904" calcext:value-type="float">
            <text:p>44.7534749507904</text:p>
          </table:table-cell>
          <table:table-cell office:value-type="string" calcext:value-type="string">
            <text:p>time</text:p>
          </table:table-cell>
          <table:table-cell office:value-type="float" office:value="1543416540.25353" calcext:value-type="float">
            <text:p>1543416540.25353</text:p>
          </table:table-cell>
          <table:table-cell table:formula="of:=[.AF13]-[.C13]" office:value-type="float" office:value="44.1122040748596" calcext:value-type="float">
            <text:p>44.1122040748596</text:p>
          </table:table-cell>
          <table:table-cell office:value-type="string" calcext:value-type="string">
            <text:p>time</text:p>
          </table:table-cell>
          <table:table-cell office:value-type="float" office:value="1543416540.64246" calcext:value-type="float">
            <text:p>1543416540.64246</text:p>
          </table:table-cell>
          <table:table-cell table:formula="of:=[.AI13]-[.C13]" office:value-type="float" office:value="44.5011379718781" calcext:value-type="float">
            <text:p>44.5011379718781</text:p>
          </table:table-cell>
          <table:table-cell office:value-type="string" calcext:value-type="string">
            <text:p>time</text:p>
          </table:table-cell>
          <table:table-cell office:value-type="float" office:value="1543416540.24124" calcext:value-type="float">
            <text:p>1543416540.24124</text:p>
          </table:table-cell>
          <table:table-cell table:formula="of:=[.AL13]-[.C13]" office:value-type="float" office:value="44.0999119281769" calcext:value-type="float">
            <text:p>44.0999119281769</text:p>
          </table:table-cell>
          <table:table-cell table:number-columns-repeated="9"/>
          <table:table-cell table:formula="of:=MAX([.G13];[.L13];[.O13];[.R13];[.U13];[.X13];[.AA13];[.AD13];[.AG13];[.AJ13];[.AM13];[.AP13];[.AS13];[.AV13])" office:value-type="float" office:value="44.7534749507904" calcext:value-type="float">
            <text:p>44.7534749507904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416557.5574" calcext:value-type="float">
            <text:p>1543416557.5574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416600.34488" calcext:value-type="float">
            <text:p>1543416600.34488</text:p>
          </table:table-cell>
          <table:table-cell table:formula="of:=[.F14]-[.C14]" office:value-type="float" office:value="42.7874839305878" calcext:value-type="float">
            <text:p>42.7874839305878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543416602.73297" calcext:value-type="float">
            <text:p>1543416602.73297</text:p>
          </table:table-cell>
          <table:table-cell table:formula="of:=[.K14]-[.C14]" office:value-type="float" office:value="45.1755731105804" calcext:value-type="float">
            <text:p>45.1755731105804</text:p>
          </table:table-cell>
          <table:table-cell office:value-type="string" calcext:value-type="string">
            <text:p>time</text:p>
          </table:table-cell>
          <table:table-cell office:value-type="float" office:value="1543416588.12424" calcext:value-type="float">
            <text:p>1543416588.12424</text:p>
          </table:table-cell>
          <table:table-cell table:formula="of:=[.N14]-[.C14]" office:value-type="float" office:value="30.5668480396271" calcext:value-type="float">
            <text:p>30.5668480396271</text:p>
          </table:table-cell>
          <table:table-cell office:value-type="string" calcext:value-type="string">
            <text:p>time</text:p>
          </table:table-cell>
          <table:table-cell office:value-type="float" office:value="1543416604.96613" calcext:value-type="float">
            <text:p>1543416604.96613</text:p>
          </table:table-cell>
          <table:table-cell table:formula="of:=[.Q14]-[.C14]" office:value-type="float" office:value="47.4087331295013" calcext:value-type="float">
            <text:p>47.4087331295013</text:p>
          </table:table-cell>
          <table:table-cell office:value-type="string" calcext:value-type="string">
            <text:p>time</text:p>
          </table:table-cell>
          <table:table-cell office:value-type="float" office:value="1543416604.32825" calcext:value-type="float">
            <text:p>1543416604.32825</text:p>
          </table:table-cell>
          <table:table-cell table:formula="of:=[.T14]-[.C14]" office:value-type="float" office:value="46.7708549499512" calcext:value-type="float">
            <text:p>46.7708549499512</text:p>
          </table:table-cell>
          <table:table-cell office:value-type="string" calcext:value-type="string">
            <text:p>time</text:p>
          </table:table-cell>
          <table:table-cell office:value-type="float" office:value="1543416602.32415" calcext:value-type="float">
            <text:p>1543416602.32415</text:p>
          </table:table-cell>
          <table:table-cell table:formula="of:=[.W14]-[.C14]" office:value-type="float" office:value="44.7667551040649" calcext:value-type="float">
            <text:p>44.7667551040649</text:p>
          </table:table-cell>
          <table:table-cell office:value-type="string" calcext:value-type="string">
            <text:p>time</text:p>
          </table:table-cell>
          <table:table-cell office:value-type="float" office:value="1543416582.15395" calcext:value-type="float">
            <text:p>1543416582.15395</text:p>
          </table:table-cell>
          <table:table-cell table:formula="of:=[.Z14]-[.C14]" office:value-type="float" office:value="24.596559047699" calcext:value-type="float">
            <text:p>24.596559047699</text:p>
          </table:table-cell>
          <table:table-cell office:value-type="string" calcext:value-type="string">
            <text:p>time</text:p>
          </table:table-cell>
          <table:table-cell office:value-type="float" office:value="1543416605.61076" calcext:value-type="float">
            <text:p>1543416605.61076</text:p>
          </table:table-cell>
          <table:table-cell table:formula="of:=[.AC14]-[.C14]" office:value-type="float" office:value="48.0533621311188" calcext:value-type="float">
            <text:p>48.0533621311188</text:p>
          </table:table-cell>
          <table:table-cell office:value-type="string" calcext:value-type="string">
            <text:p>time</text:p>
          </table:table-cell>
          <table:table-cell office:value-type="float" office:value="1543416605.79615" calcext:value-type="float">
            <text:p>1543416605.79615</text:p>
          </table:table-cell>
          <table:table-cell table:formula="of:=[.AF14]-[.C14]" office:value-type="float" office:value="48.2387521266937" calcext:value-type="float">
            <text:p>48.2387521266937</text:p>
          </table:table-cell>
          <table:table-cell office:value-type="string" calcext:value-type="string">
            <text:p>time</text:p>
          </table:table-cell>
          <table:table-cell office:value-type="float" office:value="1543416606.10938" calcext:value-type="float">
            <text:p>1543416606.10938</text:p>
          </table:table-cell>
          <table:table-cell table:formula="of:=[.AI14]-[.C14]" office:value-type="float" office:value="48.55198097229" calcext:value-type="float">
            <text:p>48.55198097229</text:p>
          </table:table-cell>
          <table:table-cell office:value-type="string" calcext:value-type="string">
            <text:p>time</text:p>
          </table:table-cell>
          <table:table-cell office:value-type="float" office:value="1543416605.13599" calcext:value-type="float">
            <text:p>1543416605.13599</text:p>
          </table:table-cell>
          <table:table-cell table:formula="of:=[.AL14]-[.C14]" office:value-type="float" office:value="47.5785980224609" calcext:value-type="float">
            <text:p>47.5785980224609</text:p>
          </table:table-cell>
          <table:table-cell office:value-type="string" calcext:value-type="string">
            <text:p>time</text:p>
          </table:table-cell>
          <table:table-cell office:value-type="float" office:value="1543416605.72202" calcext:value-type="float">
            <text:p>1543416605.72202</text:p>
          </table:table-cell>
          <table:table-cell table:formula="of:=[.AO14]-[.C14]" office:value-type="float" office:value="48.1646239757538" calcext:value-type="float">
            <text:p>48.1646239757538</text:p>
          </table:table-cell>
          <table:table-cell table:number-columns-repeated="6"/>
          <table:table-cell table:formula="of:=MAX([.G14];[.L14];[.O14];[.R14];[.U14];[.X14];[.AA14];[.AD14];[.AG14];[.AJ14];[.AM14];[.AP14];[.AS14];[.AV14])" office:value-type="float" office:value="48.55198097229" calcext:value-type="float">
            <text:p>48.55198097229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416615.62119" calcext:value-type="float">
            <text:p>1543416615.62119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416662.55919" calcext:value-type="float">
            <text:p>1543416662.55919</text:p>
          </table:table-cell>
          <table:table-cell table:formula="of:=[.F15]-[.C15]" office:value-type="float" office:value="46.9379980564117" calcext:value-type="float">
            <text:p>46.9379980564117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543416667.88315" calcext:value-type="float">
            <text:p>1543416667.88315</text:p>
          </table:table-cell>
          <table:table-cell table:formula="of:=[.K15]-[.C15]" office:value-type="float" office:value="52.2619521617889" calcext:value-type="float">
            <text:p>52.2619521617889</text:p>
          </table:table-cell>
          <table:table-cell office:value-type="string" calcext:value-type="string">
            <text:p>time</text:p>
          </table:table-cell>
          <table:table-cell office:value-type="float" office:value="1543416649.82038" calcext:value-type="float">
            <text:p>1543416649.82038</text:p>
          </table:table-cell>
          <table:table-cell table:formula="of:=[.N15]-[.C15]" office:value-type="float" office:value="34.1991829872131" calcext:value-type="float">
            <text:p>34.1991829872131</text:p>
          </table:table-cell>
          <table:table-cell office:value-type="string" calcext:value-type="string">
            <text:p>time</text:p>
          </table:table-cell>
          <table:table-cell office:value-type="float" office:value="1543416668.93765" calcext:value-type="float">
            <text:p>1543416668.93765</text:p>
          </table:table-cell>
          <table:table-cell table:formula="of:=[.Q15]-[.C15]" office:value-type="float" office:value="53.3164570331573" calcext:value-type="float">
            <text:p>53.3164570331573</text:p>
          </table:table-cell>
          <table:table-cell office:value-type="string" calcext:value-type="string">
            <text:p>time</text:p>
          </table:table-cell>
          <table:table-cell office:value-type="float" office:value="1543416669.75381" calcext:value-type="float">
            <text:p>1543416669.75381</text:p>
          </table:table-cell>
          <table:table-cell table:formula="of:=[.T15]-[.C15]" office:value-type="float" office:value="54.1326179504395" calcext:value-type="float">
            <text:p>54.1326179504395</text:p>
          </table:table-cell>
          <table:table-cell office:value-type="string" calcext:value-type="string">
            <text:p>time</text:p>
          </table:table-cell>
          <table:table-cell office:value-type="float" office:value="1543416667.45408" calcext:value-type="float">
            <text:p>1543416667.45408</text:p>
          </table:table-cell>
          <table:table-cell table:formula="of:=[.W15]-[.C15]" office:value-type="float" office:value="51.8328909873962" calcext:value-type="float">
            <text:p>51.8328909873962</text:p>
          </table:table-cell>
          <table:table-cell office:value-type="string" calcext:value-type="string">
            <text:p>time</text:p>
          </table:table-cell>
          <table:table-cell office:value-type="float" office:value="1543416643.90396" calcext:value-type="float">
            <text:p>1543416643.90396</text:p>
          </table:table-cell>
          <table:table-cell table:formula="of:=[.Z15]-[.C15]" office:value-type="float" office:value="28.2827639579773" calcext:value-type="float">
            <text:p>28.2827639579773</text:p>
          </table:table-cell>
          <table:table-cell office:value-type="string" calcext:value-type="string">
            <text:p>time</text:p>
          </table:table-cell>
          <table:table-cell office:value-type="float" office:value="1543416669.27991" calcext:value-type="float">
            <text:p>1543416669.27991</text:p>
          </table:table-cell>
          <table:table-cell table:formula="of:=[.AC15]-[.C15]" office:value-type="float" office:value="53.6587121486664" calcext:value-type="float">
            <text:p>53.6587121486664</text:p>
          </table:table-cell>
          <table:table-cell office:value-type="string" calcext:value-type="string">
            <text:p>time</text:p>
          </table:table-cell>
          <table:table-cell office:value-type="float" office:value="1543416669.20441" calcext:value-type="float">
            <text:p>1543416669.20441</text:p>
          </table:table-cell>
          <table:table-cell table:formula="of:=[.AF15]-[.C15]" office:value-type="float" office:value="53.5832140445709" calcext:value-type="float">
            <text:p>53.5832140445709</text:p>
          </table:table-cell>
          <table:table-cell office:value-type="string" calcext:value-type="string">
            <text:p>time</text:p>
          </table:table-cell>
          <table:table-cell office:value-type="float" office:value="1543416669.67065" calcext:value-type="float">
            <text:p>1543416669.67065</text:p>
          </table:table-cell>
          <table:table-cell table:formula="of:=[.AI15]-[.C15]" office:value-type="float" office:value="54.0494601726532" calcext:value-type="float">
            <text:p>54.0494601726532</text:p>
          </table:table-cell>
          <table:table-cell office:value-type="string" calcext:value-type="string">
            <text:p>time</text:p>
          </table:table-cell>
          <table:table-cell office:value-type="float" office:value="1543416670.25158" calcext:value-type="float">
            <text:p>1543416670.25158</text:p>
          </table:table-cell>
          <table:table-cell table:formula="of:=[.AL15]-[.C15]" office:value-type="float" office:value="54.630383014679" calcext:value-type="float">
            <text:p>54.630383014679</text:p>
          </table:table-cell>
          <table:table-cell office:value-type="string" calcext:value-type="string">
            <text:p>time</text:p>
          </table:table-cell>
          <table:table-cell office:value-type="float" office:value="1543416670.63087" calcext:value-type="float">
            <text:p>1543416670.63087</text:p>
          </table:table-cell>
          <table:table-cell table:formula="of:=[.AO15]-[.C15]" office:value-type="float" office:value="55.0096759796143" calcext:value-type="float">
            <text:p>55.0096759796143</text:p>
          </table:table-cell>
          <table:table-cell office:value-type="string" calcext:value-type="string">
            <text:p>time</text:p>
          </table:table-cell>
          <table:table-cell office:value-type="float" office:value="1543416670.34979" calcext:value-type="float">
            <text:p>1543416670.34979</text:p>
          </table:table-cell>
          <table:table-cell table:formula="of:=[.AR15]-[.C15]" office:value-type="float" office:value="54.7285921573639" calcext:value-type="float">
            <text:p>54.7285921573639</text:p>
          </table:table-cell>
          <table:table-cell table:number-columns-repeated="3"/>
          <table:table-cell table:formula="of:=MAX([.G15];[.L15];[.O15];[.R15];[.U15];[.X15];[.AA15];[.AD15];[.AG15];[.AJ15];[.AM15];[.AP15];[.AS15];[.AV15])" office:value-type="float" office:value="55.0096759796143" calcext:value-type="float">
            <text:p>55.0096759796143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416714.77336" calcext:value-type="float">
            <text:p>1543416714.77336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416760.9174" calcext:value-type="float">
            <text:p>1543416760.9174</text:p>
          </table:table-cell>
          <table:table-cell table:formula="of:=[.F16]-[.C16]" office:value-type="float" office:value="46.1440401077271" calcext:value-type="float">
            <text:p>46.1440401077271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543416765.20247" calcext:value-type="float">
            <text:p>1543416765.20247</text:p>
          </table:table-cell>
          <table:table-cell table:formula="of:=[.K16]-[.C16]" office:value-type="float" office:value="50.429113149643" calcext:value-type="float">
            <text:p>50.429113149643</text:p>
          </table:table-cell>
          <table:table-cell office:value-type="string" calcext:value-type="string">
            <text:p>time</text:p>
          </table:table-cell>
          <table:table-cell office:value-type="float" office:value="1543416748.58466" calcext:value-type="float">
            <text:p>1543416748.58466</text:p>
          </table:table-cell>
          <table:table-cell table:formula="of:=[.N16]-[.C16]" office:value-type="float" office:value="33.8113031387329" calcext:value-type="float">
            <text:p>33.8113031387329</text:p>
          </table:table-cell>
          <table:table-cell office:value-type="string" calcext:value-type="string">
            <text:p>time</text:p>
          </table:table-cell>
          <table:table-cell office:value-type="float" office:value="1543416766.87893" calcext:value-type="float">
            <text:p>1543416766.87893</text:p>
          </table:table-cell>
          <table:table-cell table:formula="of:=[.Q16]-[.C16]" office:value-type="float" office:value="52.1055679321289" calcext:value-type="float">
            <text:p>52.1055679321289</text:p>
          </table:table-cell>
          <table:table-cell office:value-type="string" calcext:value-type="string">
            <text:p>time</text:p>
          </table:table-cell>
          <table:table-cell office:value-type="float" office:value="1543416766.79839" calcext:value-type="float">
            <text:p>1543416766.79839</text:p>
          </table:table-cell>
          <table:table-cell table:formula="of:=[.T16]-[.C16]" office:value-type="float" office:value="52.0250279903412" calcext:value-type="float">
            <text:p>52.0250279903412</text:p>
          </table:table-cell>
          <table:table-cell office:value-type="string" calcext:value-type="string">
            <text:p>time</text:p>
          </table:table-cell>
          <table:table-cell office:value-type="float" office:value="1543416764.44591" calcext:value-type="float">
            <text:p>1543416764.44591</text:p>
          </table:table-cell>
          <table:table-cell table:formula="of:=[.W16]-[.C16]" office:value-type="float" office:value="49.6725509166718" calcext:value-type="float">
            <text:p>49.6725509166718</text:p>
          </table:table-cell>
          <table:table-cell office:value-type="string" calcext:value-type="string">
            <text:p>time</text:p>
          </table:table-cell>
          <table:table-cell office:value-type="float" office:value="1543416742.2467" calcext:value-type="float">
            <text:p>1543416742.2467</text:p>
          </table:table-cell>
          <table:table-cell table:formula="of:=[.Z16]-[.C16]" office:value-type="float" office:value="27.473335981369" calcext:value-type="float">
            <text:p>27.473335981369</text:p>
          </table:table-cell>
          <table:table-cell office:value-type="string" calcext:value-type="string">
            <text:p>time</text:p>
          </table:table-cell>
          <table:table-cell office:value-type="float" office:value="1543416768.76029" calcext:value-type="float">
            <text:p>1543416768.76029</text:p>
          </table:table-cell>
          <table:table-cell table:formula="of:=[.AC16]-[.C16]" office:value-type="float" office:value="53.9869329929352" calcext:value-type="float">
            <text:p>53.9869329929352</text:p>
          </table:table-cell>
          <table:table-cell office:value-type="string" calcext:value-type="string">
            <text:p>time</text:p>
          </table:table-cell>
          <table:table-cell office:value-type="float" office:value="1543416767.81373" calcext:value-type="float">
            <text:p>1543416767.81373</text:p>
          </table:table-cell>
          <table:table-cell table:formula="of:=[.AF16]-[.C16]" office:value-type="float" office:value="53.0403690338135" calcext:value-type="float">
            <text:p>53.0403690338135</text:p>
          </table:table-cell>
          <table:table-cell office:value-type="string" calcext:value-type="string">
            <text:p>time</text:p>
          </table:table-cell>
          <table:table-cell office:value-type="float" office:value="1543416768.75148" calcext:value-type="float">
            <text:p>1543416768.75148</text:p>
          </table:table-cell>
          <table:table-cell table:formula="of:=[.AI16]-[.C16]" office:value-type="float" office:value="53.9781219959259" calcext:value-type="float">
            <text:p>53.9781219959259</text:p>
          </table:table-cell>
          <table:table-cell office:value-type="string" calcext:value-type="string">
            <text:p>time</text:p>
          </table:table-cell>
          <table:table-cell office:value-type="float" office:value="1543416767.99027" calcext:value-type="float">
            <text:p>1543416767.99027</text:p>
          </table:table-cell>
          <table:table-cell table:formula="of:=[.AL16]-[.C16]" office:value-type="float" office:value="53.2169060707092" calcext:value-type="float">
            <text:p>53.2169060707092</text:p>
          </table:table-cell>
          <table:table-cell office:value-type="string" calcext:value-type="string">
            <text:p>time</text:p>
          </table:table-cell>
          <table:table-cell office:value-type="float" office:value="1543416768.59238" calcext:value-type="float">
            <text:p>1543416768.59238</text:p>
          </table:table-cell>
          <table:table-cell table:formula="of:=[.AO16]-[.C16]" office:value-type="float" office:value="53.8190140724182" calcext:value-type="float">
            <text:p>53.8190140724182</text:p>
          </table:table-cell>
          <table:table-cell office:value-type="string" calcext:value-type="string">
            <text:p>time</text:p>
          </table:table-cell>
          <table:table-cell office:value-type="float" office:value="1543416768.81196" calcext:value-type="float">
            <text:p>1543416768.81196</text:p>
          </table:table-cell>
          <table:table-cell table:formula="of:=[.AR16]-[.C16]" office:value-type="float" office:value="54.0385980606079" calcext:value-type="float">
            <text:p>54.0385980606079</text:p>
          </table:table-cell>
          <table:table-cell office:value-type="string" calcext:value-type="string">
            <text:p>time</text:p>
          </table:table-cell>
          <table:table-cell office:value-type="float" office:value="1543416757.701" calcext:value-type="float">
            <text:p>1543416757.701</text:p>
          </table:table-cell>
          <table:table-cell table:formula="of:=[.AU16]-[.C16]" office:value-type="float" office:value="42.9276430606842" calcext:value-type="float">
            <text:p>42.9276430606842</text:p>
          </table:table-cell>
          <table:table-cell table:formula="of:=MAX([.G16];[.L16];[.O16];[.R16];[.U16];[.X16];[.AA16];[.AD16];[.AG16];[.AJ16];[.AM16];[.AP16];[.AS16];[.AV16])" office:value-type="float" office:value="54.0385980606079" calcext:value-type="float">
            <text:p>54.0385980606079</text:p>
          </table:table-cell>
          <table:table-cell table:number-columns-repeated="975"/>
        </table:table-row>
        <table:table-row table:style-name="ro1">
          <table:table-cell table:style-name="ce1" table:number-columns-repeated="1024"/>
        </table:table-row>
      </table:table>
      <table:table table:name="FOR NO TREE" table:style-name="ta1">
        <table:shapes>
          <draw:frame draw:z-index="0" draw:style-name="gr1" draw:text-style-name="P1" svg:width="453.51pt" svg:height="255.09pt" svg:x="2647.3pt" svg:y="2.83pt">
            <draw:object draw:notify-on-update-of-ranges="'FOR NO TREE'.AW1:'FOR NO TREE'.AW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6" table:default-cell-style-name="Default"/>
        <table:table-row table:style-name="ro1">
          <table:table-cell office:value-type="string" calcext:value-type="string">
            <text:p>PUBLISHER</text:p>
          </table:table-cell>
          <table:table-cell table:number-columns-repeated="3"/>
          <table:table-cell office:value-type="string" calcext:value-type="string">
            <text:p>SUBSCRIBER1</text:p>
          </table:table-cell>
          <table:table-cell table:number-columns-repeated="2"/>
          <table:table-cell office:value-type="string" calcext:value-type="string">
            <text:p>SUBSCRIBER2</text:p>
          </table:table-cell>
          <table:table-cell/>
          <table:table-cell office:value-type="string" calcext:value-type="string">
            <text:p>SUBSCRIBER3</text:p>
          </table:table-cell>
          <table:table-cell table:number-columns-repeated="38"/>
          <table:table-cell table:formula="of:=MAX([.G2];[.I2];[.L2];[.O2];[.R2];[.U2];[.X2];[.AA2];[.AD2];[.AG2];[.AJ2];[.AM2];[.AP2];[.AS2];[.AV2])" office:value-type="float" office:value="4.77207779884338" calcext:value-type="float">
            <text:p>4.77207779884338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414204.45701" calcext:value-type="float">
            <text:p>1543414204.45701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414209.22909" calcext:value-type="float">
            <text:p>1543414209.22909</text:p>
          </table:table-cell>
          <table:table-cell table:formula="of:=[.F2]-[.C2]" office:value-type="float" office:value="4.77207779884338" calcext:value-type="float">
            <text:p>4.77207779884338</text:p>
          </table:table-cell>
          <table:table-cell table:number-columns-repeated="41"/>
          <table:table-cell table:formula="of:=MAX([.G3];[.I3];[.L3];[.O3];[.R3];[.U3];[.X3];[.AA3];[.AD3];[.AG3];[.AJ3];[.AM3];[.AP3];[.AS3];[.AV3])"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414221.28907" calcext:value-type="float">
            <text:p>1543414221.28907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414228.50466" calcext:value-type="float">
            <text:p>1543414228.50466</text:p>
          </table:table-cell>
          <table:table-cell table:formula="of:=[.F3]-[.C3]" office:value-type="float" office:value="7.21559500694275" calcext:value-type="float">
            <text:p>7.21559500694275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39"/>
          <table:table-cell table:formula="of:=MAX([.G4];[.I4];[.L4];[.O4];[.R4];[.U4];[.X4];[.AA4];[.AD4];[.AG4];[.AJ4];[.AM4];[.AP4];[.AS4];[.AV4])" office:value-type="float" office:value="10.987508058548" calcext:value-type="float">
            <text:p>10.987508058548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414246.42485" calcext:value-type="float">
            <text:p>1543414246.42485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414256.92468" calcext:value-type="float">
            <text:p>1543414256.92468</text:p>
          </table:table-cell>
          <table:table-cell table:formula="of:=[.F4]-[.C4]" office:value-type="float" office:value="10.4998331069946" calcext:value-type="float">
            <text:p>10.4998331069946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543414257.41236" calcext:value-type="float">
            <text:p>1543414257.41236</text:p>
          </table:table-cell>
          <table:table-cell table:formula="of:=[.K4]-[.C4]" office:value-type="float" office:value="10.987508058548" calcext:value-type="float">
            <text:p>10.987508058548</text:p>
          </table:table-cell>
          <table:table-cell table:number-columns-repeated="36"/>
          <table:table-cell table:formula="of:=MAX([.G5];[.I5];[.L5];[.O5];[.R5];[.U5];[.X5];[.AA5];[.AD5];[.AG5];[.AJ5];[.AM5];[.AP5];[.AS5];[.AV5])" office:value-type="float" office:value="14.5726029872894" calcext:value-type="float">
            <text:p>14.5726029872894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414270.7527" calcext:value-type="float">
            <text:p>1543414270.7527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414284.52528" calcext:value-type="float">
            <text:p>1543414284.52528</text:p>
          </table:table-cell>
          <table:table-cell table:formula="of:=[.F5]-[.C5]" office:value-type="float" office:value="13.7725780010223" calcext:value-type="float">
            <text:p>13.7725780010223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543414285.3253" calcext:value-type="float">
            <text:p>1543414285.3253</text:p>
          </table:table-cell>
          <table:table-cell table:formula="of:=[.K5]-[.C5]" office:value-type="float" office:value="14.5726029872894" calcext:value-type="float">
            <text:p>14.5726029872894</text:p>
          </table:table-cell>
          <table:table-cell office:value-type="string" calcext:value-type="string">
            <text:p>time</text:p>
          </table:table-cell>
          <table:table-cell office:value-type="float" office:value="1543414285.24254" calcext:value-type="float">
            <text:p>1543414285.24254</text:p>
          </table:table-cell>
          <table:table-cell table:formula="of:=[.N5]-[.C5]" office:value-type="float" office:value="14.4898428916931" calcext:value-type="float">
            <text:p>14.4898428916931</text:p>
          </table:table-cell>
          <table:table-cell table:number-columns-repeated="33"/>
          <table:table-cell table:formula="of:=MAX([.G6];[.I6];[.L6];[.O6];[.R6];[.U6];[.X6];[.AA6];[.AD6];[.AG6];[.AJ6];[.AM6];[.AP6];[.AS6];[.AV6])" office:value-type="float" office:value="17.3661770820618" calcext:value-type="float">
            <text:p>17.3661770820618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414297.88335" calcext:value-type="float">
            <text:p>1543414297.88335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414314.22692" calcext:value-type="float">
            <text:p>1543414314.22692</text:p>
          </table:table-cell>
          <table:table-cell table:formula="of:=[.F6]-[.C6]" office:value-type="float" office:value="16.3435730934143" calcext:value-type="float">
            <text:p>16.3435730934143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543414314.71897" calcext:value-type="float">
            <text:p>1543414314.71897</text:p>
          </table:table-cell>
          <table:table-cell table:formula="of:=[.K6]-[.C6]" office:value-type="float" office:value="16.8356230258942" calcext:value-type="float">
            <text:p>16.8356230258942</text:p>
          </table:table-cell>
          <table:table-cell office:value-type="string" calcext:value-type="string">
            <text:p>time</text:p>
          </table:table-cell>
          <table:table-cell office:value-type="float" office:value="1543414314.96314" calcext:value-type="float">
            <text:p>1543414314.96314</text:p>
          </table:table-cell>
          <table:table-cell table:formula="of:=[.N6]-[.C6]" office:value-type="float" office:value="17.0797870159149" calcext:value-type="float">
            <text:p>17.0797870159149</text:p>
          </table:table-cell>
          <table:table-cell office:value-type="string" calcext:value-type="string">
            <text:p>time</text:p>
          </table:table-cell>
          <table:table-cell office:value-type="float" office:value="1543414315.24953" calcext:value-type="float">
            <text:p>1543414315.24953</text:p>
          </table:table-cell>
          <table:table-cell table:formula="of:=[.Q6]-[.C6]" office:value-type="float" office:value="17.3661770820618" calcext:value-type="float">
            <text:p>17.3661770820618</text:p>
          </table:table-cell>
          <table:table-cell table:number-columns-repeated="30"/>
          <table:table-cell table:formula="of:=MAX([.G7];[.I7];[.L7];[.O7];[.R7];[.U7];[.X7];[.AA7];[.AD7];[.AG7];[.AJ7];[.AM7];[.AP7];[.AS7];[.AV7])" office:value-type="float" office:value="23.3056418895721" calcext:value-type="float">
            <text:p>23.3056418895721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414328.40803" calcext:value-type="float">
            <text:p>1543414328.40803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414350.30785" calcext:value-type="float">
            <text:p>1543414350.30785</text:p>
          </table:table-cell>
          <table:table-cell table:formula="of:=[.F7]-[.C7]" office:value-type="float" office:value="21.899817943573" calcext:value-type="float">
            <text:p>21.899817943573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543414350.87026" calcext:value-type="float">
            <text:p>1543414350.87026</text:p>
          </table:table-cell>
          <table:table-cell table:formula="of:=[.K7]-[.C7]" office:value-type="float" office:value="22.4622349739075" calcext:value-type="float">
            <text:p>22.4622349739075</text:p>
          </table:table-cell>
          <table:table-cell office:value-type="string" calcext:value-type="string">
            <text:p>time</text:p>
          </table:table-cell>
          <table:table-cell office:value-type="float" office:value="1543414351.14949" calcext:value-type="float">
            <text:p>1543414351.14949</text:p>
          </table:table-cell>
          <table:table-cell table:formula="of:=[.N7]-[.C7]" office:value-type="float" office:value="22.7414619922638" calcext:value-type="float">
            <text:p>22.7414619922638</text:p>
          </table:table-cell>
          <table:table-cell office:value-type="string" calcext:value-type="string">
            <text:p>time</text:p>
          </table:table-cell>
          <table:table-cell office:value-type="float" office:value="1543414351.43146" calcext:value-type="float">
            <text:p>1543414351.43146</text:p>
          </table:table-cell>
          <table:table-cell table:formula="of:=[.Q7]-[.C7]" office:value-type="float" office:value="23.0234308242798" calcext:value-type="float">
            <text:p>23.0234308242798</text:p>
          </table:table-cell>
          <table:table-cell office:value-type="string" calcext:value-type="string">
            <text:p>time</text:p>
          </table:table-cell>
          <table:table-cell office:value-type="float" office:value="1543414351.71367" calcext:value-type="float">
            <text:p>1543414351.71367</text:p>
          </table:table-cell>
          <table:table-cell table:formula="of:=[.T7]-[.C7]" office:value-type="float" office:value="23.3056418895721" calcext:value-type="float">
            <text:p>23.3056418895721</text:p>
          </table:table-cell>
          <table:table-cell table:number-columns-repeated="27"/>
          <table:table-cell table:formula="of:=MAX([.G8];[.I8];[.L8];[.O8];[.R8];[.U8];[.X8];[.AA8];[.AD8];[.AG8];[.AJ8];[.AM8];[.AP8];[.AS8];[.AV8])" office:value-type="float" office:value="28.2979738712311" calcext:value-type="float">
            <text:p>28.2979738712311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414363.95958" calcext:value-type="float">
            <text:p>1543414363.95958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414390.59027" calcext:value-type="float">
            <text:p>1543414390.59027</text:p>
          </table:table-cell>
          <table:table-cell table:formula="of:=[.F8]-[.C8]" office:value-type="float" office:value="26.6306920051575" calcext:value-type="float">
            <text:p>26.6306920051575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543414391.14584" calcext:value-type="float">
            <text:p>1543414391.14584</text:p>
          </table:table-cell>
          <table:table-cell table:formula="of:=[.K8]-[.C8]" office:value-type="float" office:value="27.1862599849701" calcext:value-type="float">
            <text:p>27.1862599849701</text:p>
          </table:table-cell>
          <table:table-cell office:value-type="string" calcext:value-type="string">
            <text:p>time</text:p>
          </table:table-cell>
          <table:table-cell office:value-type="float" office:value="1543414391.46479" calcext:value-type="float">
            <text:p>1543414391.46479</text:p>
          </table:table-cell>
          <table:table-cell table:formula="of:=[.N8]-[.C8]" office:value-type="float" office:value="27.505215883255" calcext:value-type="float">
            <text:p>27.505215883255</text:p>
          </table:table-cell>
          <table:table-cell office:value-type="string" calcext:value-type="string">
            <text:p>time</text:p>
          </table:table-cell>
          <table:table-cell office:value-type="float" office:value="1543414391.69951" calcext:value-type="float">
            <text:p>1543414391.69951</text:p>
          </table:table-cell>
          <table:table-cell table:formula="of:=[.Q8]-[.C8]" office:value-type="float" office:value="27.7399270534515" calcext:value-type="float">
            <text:p>27.7399270534515</text:p>
          </table:table-cell>
          <table:table-cell office:value-type="string" calcext:value-type="string">
            <text:p>time</text:p>
          </table:table-cell>
          <table:table-cell office:value-type="float" office:value="1543414391.97769" calcext:value-type="float">
            <text:p>1543414391.97769</text:p>
          </table:table-cell>
          <table:table-cell table:formula="of:=[.T8]-[.C8]" office:value-type="float" office:value="28.01811003685" calcext:value-type="float">
            <text:p>28.01811003685</text:p>
          </table:table-cell>
          <table:table-cell office:value-type="string" calcext:value-type="string">
            <text:p>time</text:p>
          </table:table-cell>
          <table:table-cell office:value-type="float" office:value="1543414392.25755" calcext:value-type="float">
            <text:p>1543414392.25755</text:p>
          </table:table-cell>
          <table:table-cell table:formula="of:=[.W8]-[.C8]" office:value-type="float" office:value="28.2979738712311" calcext:value-type="float">
            <text:p>28.2979738712311</text:p>
          </table:table-cell>
          <table:table-cell table:number-columns-repeated="24"/>
          <table:table-cell table:formula="of:=MAX([.G9];[.I9];[.L9];[.O9];[.R9];[.U9];[.X9];[.AA9];[.AD9];[.AG9];[.AJ9];[.AM9];[.AP9];[.AS9];[.AV9])" office:value-type="float" office:value="32.2443971633911" calcext:value-type="float">
            <text:p>32.2443971633911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414409.31323" calcext:value-type="float">
            <text:p>1543414409.31323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414439.5971" calcext:value-type="float">
            <text:p>1543414439.5971</text:p>
          </table:table-cell>
          <table:table-cell table:formula="of:=[.F9]-[.C9]" office:value-type="float" office:value="30.2838690280914" calcext:value-type="float">
            <text:p>30.2838690280914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543414440.1561" calcext:value-type="float">
            <text:p>1543414440.1561</text:p>
          </table:table-cell>
          <table:table-cell table:formula="of:=[.K9]-[.C9]" office:value-type="float" office:value="30.8428721427917" calcext:value-type="float">
            <text:p>30.8428721427917</text:p>
          </table:table-cell>
          <table:table-cell office:value-type="string" calcext:value-type="string">
            <text:p>time</text:p>
          </table:table-cell>
          <table:table-cell office:value-type="float" office:value="1543414440.39665" calcext:value-type="float">
            <text:p>1543414440.39665</text:p>
          </table:table-cell>
          <table:table-cell table:formula="of:=[.N9]-[.C9]" office:value-type="float" office:value="31.0834209918976" calcext:value-type="float">
            <text:p>31.0834209918976</text:p>
          </table:table-cell>
          <table:table-cell office:value-type="string" calcext:value-type="string">
            <text:p>time</text:p>
          </table:table-cell>
          <table:table-cell office:value-type="float" office:value="1543414440.67628" calcext:value-type="float">
            <text:p>1543414440.67628</text:p>
          </table:table-cell>
          <table:table-cell table:formula="of:=[.Q9]-[.C9]" office:value-type="float" office:value="31.3630471229553" calcext:value-type="float">
            <text:p>31.3630471229553</text:p>
          </table:table-cell>
          <table:table-cell office:value-type="string" calcext:value-type="string">
            <text:p>time</text:p>
          </table:table-cell>
          <table:table-cell office:value-type="float" office:value="1543414440.95666" calcext:value-type="float">
            <text:p>1543414440.95666</text:p>
          </table:table-cell>
          <table:table-cell table:formula="of:=[.T9]-[.C9]" office:value-type="float" office:value="31.6434321403503" calcext:value-type="float">
            <text:p>31.6434321403503</text:p>
          </table:table-cell>
          <table:table-cell office:value-type="string" calcext:value-type="string">
            <text:p>time</text:p>
          </table:table-cell>
          <table:table-cell office:value-type="float" office:value="1543414441.28049" calcext:value-type="float">
            <text:p>1543414441.28049</text:p>
          </table:table-cell>
          <table:table-cell table:formula="of:=[.W9]-[.C9]" office:value-type="float" office:value="31.9672610759735" calcext:value-type="float">
            <text:p>31.9672610759735</text:p>
          </table:table-cell>
          <table:table-cell office:value-type="string" calcext:value-type="string">
            <text:p>time</text:p>
          </table:table-cell>
          <table:table-cell office:value-type="float" office:value="1543414441.55763" calcext:value-type="float">
            <text:p>1543414441.55763</text:p>
          </table:table-cell>
          <table:table-cell table:formula="of:=[.Z9]-[.C9]" office:value-type="float" office:value="32.2443971633911" calcext:value-type="float">
            <text:p>32.2443971633911</text:p>
          </table:table-cell>
          <table:table-cell table:number-columns-repeated="21"/>
          <table:table-cell table:formula="of:=MAX([.G10];[.I10];[.L10];[.O10];[.R10];[.U10];[.X10];[.AA10];[.AD10];[.AG10];[.AJ10];[.AM10];[.AP10];[.AS10];[.AV10])" office:value-type="float" office:value="37.1387119293213" calcext:value-type="float">
            <text:p>37.1387119293213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414458.30637" calcext:value-type="float">
            <text:p>1543414458.30637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414493.11637" calcext:value-type="float">
            <text:p>1543414493.11637</text:p>
          </table:table-cell>
          <table:table-cell table:formula="of:=[.F10]-[.C10]" office:value-type="float" office:value="34.8099999427795" calcext:value-type="float">
            <text:p>34.8099999427795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543414493.80429" calcext:value-type="float">
            <text:p>1543414493.80429</text:p>
          </table:table-cell>
          <table:table-cell table:formula="of:=[.K10]-[.C10]" office:value-type="float" office:value="35.4979200363159" calcext:value-type="float">
            <text:p>35.4979200363159</text:p>
          </table:table-cell>
          <table:table-cell office:value-type="string" calcext:value-type="string">
            <text:p>time</text:p>
          </table:table-cell>
          <table:table-cell office:value-type="float" office:value="1543414494.521" calcext:value-type="float">
            <text:p>1543414494.521</text:p>
          </table:table-cell>
          <table:table-cell table:formula="of:=[.N10]-[.C10]" office:value-type="float" office:value="36.2146298885345" calcext:value-type="float">
            <text:p>36.2146298885345</text:p>
          </table:table-cell>
          <table:table-cell office:value-type="string" calcext:value-type="string">
            <text:p>time</text:p>
          </table:table-cell>
          <table:table-cell office:value-type="float" office:value="1543414494.36883" calcext:value-type="float">
            <text:p>1543414494.36883</text:p>
          </table:table-cell>
          <table:table-cell table:formula="of:=[.Q10]-[.C10]" office:value-type="float" office:value="36.0624549388885" calcext:value-type="float">
            <text:p>36.0624549388885</text:p>
          </table:table-cell>
          <table:table-cell office:value-type="string" calcext:value-type="string">
            <text:p>time</text:p>
          </table:table-cell>
          <table:table-cell office:value-type="float" office:value="1543414494.60667" calcext:value-type="float">
            <text:p>1543414494.60667</text:p>
          </table:table-cell>
          <table:table-cell table:formula="of:=[.T10]-[.C10]" office:value-type="float" office:value="36.3002979755402" calcext:value-type="float">
            <text:p>36.3002979755402</text:p>
          </table:table-cell>
          <table:table-cell office:value-type="string" calcext:value-type="string">
            <text:p>time</text:p>
          </table:table-cell>
          <table:table-cell office:value-type="float" office:value="1543414494.88536" calcext:value-type="float">
            <text:p>1543414494.88536</text:p>
          </table:table-cell>
          <table:table-cell table:formula="of:=[.W10]-[.C10]" office:value-type="float" office:value="36.5789909362793" calcext:value-type="float">
            <text:p>36.5789909362793</text:p>
          </table:table-cell>
          <table:table-cell office:value-type="string" calcext:value-type="string">
            <text:p>time</text:p>
          </table:table-cell>
          <table:table-cell office:value-type="float" office:value="1543414495.16428" calcext:value-type="float">
            <text:p>1543414495.16428</text:p>
          </table:table-cell>
          <table:table-cell table:formula="of:=[.Z10]-[.C10]" office:value-type="float" office:value="36.8579139709473" calcext:value-type="float">
            <text:p>36.8579139709473</text:p>
          </table:table-cell>
          <table:table-cell office:value-type="string" calcext:value-type="string">
            <text:p>time</text:p>
          </table:table-cell>
          <table:table-cell office:value-type="float" office:value="1543414495.44508" calcext:value-type="float">
            <text:p>1543414495.44508</text:p>
          </table:table-cell>
          <table:table-cell table:formula="of:=[.AC10]-[.C10]" office:value-type="float" office:value="37.1387119293213" calcext:value-type="float">
            <text:p>37.1387119293213</text:p>
          </table:table-cell>
          <table:table-cell table:number-columns-repeated="18"/>
          <table:table-cell table:formula="of:=MAX([.G11];[.I11];[.L11];[.O11];[.R11];[.U11];[.X11];[.AA11];[.AD11];[.AG11];[.AJ11];[.AM11];[.AP11];[.AS11];[.AV11])" office:value-type="float" office:value="42.5875930786133" calcext:value-type="float">
            <text:p>42.5875930786133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414508.89957" calcext:value-type="float">
            <text:p>1543414508.89957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414548.80904" calcext:value-type="float">
            <text:p>1543414548.80904</text:p>
          </table:table-cell>
          <table:table-cell table:formula="of:=[.F11]-[.C11]" office:value-type="float" office:value="39.9094660282135" calcext:value-type="float">
            <text:p>39.9094660282135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543414549.4551" calcext:value-type="float">
            <text:p>1543414549.4551</text:p>
          </table:table-cell>
          <table:table-cell table:formula="of:=[.K11]-[.C11]" office:value-type="float" office:value="40.5555250644684" calcext:value-type="float">
            <text:p>40.5555250644684</text:p>
          </table:table-cell>
          <table:table-cell office:value-type="string" calcext:value-type="string">
            <text:p>time</text:p>
          </table:table-cell>
          <table:table-cell office:value-type="float" office:value="1543414549.77791" calcext:value-type="float">
            <text:p>1543414549.77791</text:p>
          </table:table-cell>
          <table:table-cell table:formula="of:=[.N11]-[.C11]" office:value-type="float" office:value="40.8783409595489" calcext:value-type="float">
            <text:p>40.8783409595489</text:p>
          </table:table-cell>
          <table:table-cell office:value-type="string" calcext:value-type="string">
            <text:p>time</text:p>
          </table:table-cell>
          <table:table-cell office:value-type="float" office:value="1543414550.73637" calcext:value-type="float">
            <text:p>1543414550.73637</text:p>
          </table:table-cell>
          <table:table-cell table:formula="of:=[.Q11]-[.C11]" office:value-type="float" office:value="41.8367991447449" calcext:value-type="float">
            <text:p>41.8367991447449</text:p>
          </table:table-cell>
          <table:table-cell office:value-type="string" calcext:value-type="string">
            <text:p>time</text:p>
          </table:table-cell>
          <table:table-cell office:value-type="float" office:value="1543414550.35536" calcext:value-type="float">
            <text:p>1543414550.35536</text:p>
          </table:table-cell>
          <table:table-cell table:formula="of:=[.T11]-[.C11]" office:value-type="float" office:value="41.4557859897614" calcext:value-type="float">
            <text:p>41.4557859897614</text:p>
          </table:table-cell>
          <table:table-cell office:value-type="string" calcext:value-type="string">
            <text:p>time</text:p>
          </table:table-cell>
          <table:table-cell office:value-type="float" office:value="1543414550.63617" calcext:value-type="float">
            <text:p>1543414550.63617</text:p>
          </table:table-cell>
          <table:table-cell table:formula="of:=[.W11]-[.C11]" office:value-type="float" office:value="41.7365989685059" calcext:value-type="float">
            <text:p>41.7365989685059</text:p>
          </table:table-cell>
          <table:table-cell office:value-type="string" calcext:value-type="string">
            <text:p>time</text:p>
          </table:table-cell>
          <table:table-cell office:value-type="float" office:value="1543414550.92055" calcext:value-type="float">
            <text:p>1543414550.92055</text:p>
          </table:table-cell>
          <table:table-cell table:formula="of:=[.Z11]-[.C11]" office:value-type="float" office:value="42.020975112915" calcext:value-type="float">
            <text:p>42.020975112915</text:p>
          </table:table-cell>
          <table:table-cell office:value-type="string" calcext:value-type="string">
            <text:p>time</text:p>
          </table:table-cell>
          <table:table-cell office:value-type="float" office:value="1543414551.2036" calcext:value-type="float">
            <text:p>1543414551.2036</text:p>
          </table:table-cell>
          <table:table-cell table:formula="of:=[.AC11]-[.C11]" office:value-type="float" office:value="42.3040280342102" calcext:value-type="float">
            <text:p>42.3040280342102</text:p>
          </table:table-cell>
          <table:table-cell office:value-type="string" calcext:value-type="string">
            <text:p>time</text:p>
          </table:table-cell>
          <table:table-cell office:value-type="float" office:value="1543414551.48716" calcext:value-type="float">
            <text:p>1543414551.48716</text:p>
          </table:table-cell>
          <table:table-cell table:formula="of:=[.AF11]-[.C11]" office:value-type="float" office:value="42.5875930786133" calcext:value-type="float">
            <text:p>42.5875930786133</text:p>
          </table:table-cell>
          <table:table-cell table:number-columns-repeated="15"/>
          <table:table-cell table:formula="of:=MAX([.G12];[.I12];[.L12];[.O12];[.R12];[.U12];[.X12];[.AA12];[.AD12];[.AG12];[.AJ12];[.AM12];[.AP12];[.AS12];[.AV12])" office:value-type="float" office:value="46.4573750495911" calcext:value-type="float">
            <text:p>46.4573750495911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414566.36434" calcext:value-type="float">
            <text:p>1543414566.36434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414610.2894" calcext:value-type="float">
            <text:p>1543414610.2894</text:p>
          </table:table-cell>
          <table:table-cell table:formula="of:=[.F12]-[.C12]" office:value-type="float" office:value="43.9250590801239" calcext:value-type="float">
            <text:p>43.9250590801239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543414610.62799" calcext:value-type="float">
            <text:p>1543414610.62799</text:p>
          </table:table-cell>
          <table:table-cell table:formula="of:=[.K12]-[.C12]" office:value-type="float" office:value="44.263650894165" calcext:value-type="float">
            <text:p>44.263650894165</text:p>
          </table:table-cell>
          <table:table-cell office:value-type="string" calcext:value-type="string">
            <text:p>time</text:p>
          </table:table-cell>
          <table:table-cell office:value-type="float" office:value="1543414610.90918" calcext:value-type="float">
            <text:p>1543414610.90918</text:p>
          </table:table-cell>
          <table:table-cell table:formula="of:=[.N12]-[.C12]" office:value-type="float" office:value="44.5448400974274" calcext:value-type="float">
            <text:p>44.5448400974274</text:p>
          </table:table-cell>
          <table:table-cell office:value-type="string" calcext:value-type="string">
            <text:p>time</text:p>
          </table:table-cell>
          <table:table-cell office:value-type="float" office:value="1543414611.14696" calcext:value-type="float">
            <text:p>1543414611.14696</text:p>
          </table:table-cell>
          <table:table-cell table:formula="of:=[.Q12]-[.C12]" office:value-type="float" office:value="44.7826159000397" calcext:value-type="float">
            <text:p>44.7826159000397</text:p>
          </table:table-cell>
          <table:table-cell office:value-type="string" calcext:value-type="string">
            <text:p>time</text:p>
          </table:table-cell>
          <table:table-cell office:value-type="float" office:value="1543414611.42619" calcext:value-type="float">
            <text:p>1543414611.42619</text:p>
          </table:table-cell>
          <table:table-cell table:formula="of:=[.T12]-[.C12]" office:value-type="float" office:value="45.0618488788605" calcext:value-type="float">
            <text:p>45.0618488788605</text:p>
          </table:table-cell>
          <table:table-cell office:value-type="string" calcext:value-type="string">
            <text:p>time</text:p>
          </table:table-cell>
          <table:table-cell office:value-type="float" office:value="1543414611.70568" calcext:value-type="float">
            <text:p>1543414611.70568</text:p>
          </table:table-cell>
          <table:table-cell table:formula="of:=[.W12]-[.C12]" office:value-type="float" office:value="45.3413410186768" calcext:value-type="float">
            <text:p>45.3413410186768</text:p>
          </table:table-cell>
          <table:table-cell office:value-type="string" calcext:value-type="string">
            <text:p>time</text:p>
          </table:table-cell>
          <table:table-cell office:value-type="float" office:value="1543414611.98446" calcext:value-type="float">
            <text:p>1543414611.98446</text:p>
          </table:table-cell>
          <table:table-cell table:formula="of:=[.Z12]-[.C12]" office:value-type="float" office:value="45.6201179027557" calcext:value-type="float">
            <text:p>45.6201179027557</text:p>
          </table:table-cell>
          <table:table-cell office:value-type="string" calcext:value-type="string">
            <text:p>time</text:p>
          </table:table-cell>
          <table:table-cell office:value-type="float" office:value="1543414612.26334" calcext:value-type="float">
            <text:p>1543414612.26334</text:p>
          </table:table-cell>
          <table:table-cell table:formula="of:=[.AC12]-[.C12]" office:value-type="float" office:value="45.8989970684052" calcext:value-type="float">
            <text:p>45.8989970684052</text:p>
          </table:table-cell>
          <table:table-cell office:value-type="string" calcext:value-type="string">
            <text:p>time</text:p>
          </table:table-cell>
          <table:table-cell office:value-type="float" office:value="1543414612.58495" calcext:value-type="float">
            <text:p>1543414612.58495</text:p>
          </table:table-cell>
          <table:table-cell table:formula="of:=[.AF12]-[.C12]" office:value-type="float" office:value="46.2206060886383" calcext:value-type="float">
            <text:p>46.2206060886383</text:p>
          </table:table-cell>
          <table:table-cell office:value-type="string" calcext:value-type="string">
            <text:p>time</text:p>
          </table:table-cell>
          <table:table-cell office:value-type="float" office:value="1543414612.82172" calcext:value-type="float">
            <text:p>1543414612.82172</text:p>
          </table:table-cell>
          <table:table-cell table:formula="of:=[.AI12]-[.C12]" office:value-type="float" office:value="46.4573750495911" calcext:value-type="float">
            <text:p>46.4573750495911</text:p>
          </table:table-cell>
          <table:table-cell table:number-columns-repeated="12"/>
          <table:table-cell table:formula="of:=MAX([.G13];[.I13];[.L13];[.O13];[.R13];[.U13];[.X13];[.AA13];[.AD13];[.AG13];[.AJ13];[.AM13];[.AP13];[.AS13];[.AV13])" office:value-type="float" office:value="51.021646976471" calcext:value-type="float">
            <text:p>51.021646976471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414628.11714" calcext:value-type="float">
            <text:p>1543414628.11714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414675.77063" calcext:value-type="float">
            <text:p>1543414675.77063</text:p>
          </table:table-cell>
          <table:table-cell table:formula="of:=[.F13]-[.C13]" office:value-type="float" office:value="47.6534929275513" calcext:value-type="float">
            <text:p>47.6534929275513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543414676.414" calcext:value-type="float">
            <text:p>1543414676.414</text:p>
          </table:table-cell>
          <table:table-cell table:formula="of:=[.K13]-[.C13]" office:value-type="float" office:value="48.2968609333038" calcext:value-type="float">
            <text:p>48.2968609333038</text:p>
          </table:table-cell>
          <table:table-cell office:value-type="string" calcext:value-type="string">
            <text:p>time</text:p>
          </table:table-cell>
          <table:table-cell office:value-type="float" office:value="1543414676.77596" calcext:value-type="float">
            <text:p>1543414676.77596</text:p>
          </table:table-cell>
          <table:table-cell table:formula="of:=[.N13]-[.C13]" office:value-type="float" office:value="48.658814907074" calcext:value-type="float">
            <text:p>48.658814907074</text:p>
          </table:table-cell>
          <table:table-cell office:value-type="string" calcext:value-type="string">
            <text:p>time</text:p>
          </table:table-cell>
          <table:table-cell office:value-type="float" office:value="1543414677.5458" calcext:value-type="float">
            <text:p>1543414677.5458</text:p>
          </table:table-cell>
          <table:table-cell table:formula="of:=[.Q13]-[.C13]" office:value-type="float" office:value="49.4286599159241" calcext:value-type="float">
            <text:p>49.4286599159241</text:p>
          </table:table-cell>
          <table:table-cell office:value-type="string" calcext:value-type="string">
            <text:p>time</text:p>
          </table:table-cell>
          <table:table-cell office:value-type="float" office:value="1543414677.37508" calcext:value-type="float">
            <text:p>1543414677.37508</text:p>
          </table:table-cell>
          <table:table-cell table:formula="of:=[.T13]-[.C13]" office:value-type="float" office:value="49.2579419612885" calcext:value-type="float">
            <text:p>49.2579419612885</text:p>
          </table:table-cell>
          <table:table-cell office:value-type="string" calcext:value-type="string">
            <text:p>time</text:p>
          </table:table-cell>
          <table:table-cell office:value-type="float" office:value="1543414677.69686" calcext:value-type="float">
            <text:p>1543414677.69686</text:p>
          </table:table-cell>
          <table:table-cell table:formula="of:=[.W13]-[.C13]" office:value-type="float" office:value="49.5797200202942" calcext:value-type="float">
            <text:p>49.5797200202942</text:p>
          </table:table-cell>
          <table:table-cell office:value-type="string" calcext:value-type="string">
            <text:p>time</text:p>
          </table:table-cell>
          <table:table-cell office:value-type="float" office:value="1543414678.17374" calcext:value-type="float">
            <text:p>1543414678.17374</text:p>
          </table:table-cell>
          <table:table-cell table:formula="of:=[.Z13]-[.C13]" office:value-type="float" office:value="50.056599855423" calcext:value-type="float">
            <text:p>50.056599855423</text:p>
          </table:table-cell>
          <table:table-cell office:value-type="string" calcext:value-type="string">
            <text:p>time</text:p>
          </table:table-cell>
          <table:table-cell office:value-type="float" office:value="1543414678.297" calcext:value-type="float">
            <text:p>1543414678.297</text:p>
          </table:table-cell>
          <table:table-cell table:formula="of:=[.AC13]-[.C13]" office:value-type="float" office:value="50.1798620223999" calcext:value-type="float">
            <text:p>50.1798620223999</text:p>
          </table:table-cell>
          <table:table-cell office:value-type="string" calcext:value-type="string">
            <text:p>time</text:p>
          </table:table-cell>
          <table:table-cell office:value-type="float" office:value="1543414678.57777" calcext:value-type="float">
            <text:p>1543414678.57777</text:p>
          </table:table-cell>
          <table:table-cell table:formula="of:=[.AF13]-[.C13]" office:value-type="float" office:value="50.4606249332428" calcext:value-type="float">
            <text:p>50.4606249332428</text:p>
          </table:table-cell>
          <table:table-cell office:value-type="string" calcext:value-type="string">
            <text:p>time</text:p>
          </table:table-cell>
          <table:table-cell office:value-type="float" office:value="1543414678.86013" calcext:value-type="float">
            <text:p>1543414678.86013</text:p>
          </table:table-cell>
          <table:table-cell table:formula="of:=[.AI13]-[.C13]" office:value-type="float" office:value="50.74298787117" calcext:value-type="float">
            <text:p>50.74298787117</text:p>
          </table:table-cell>
          <table:table-cell office:value-type="string" calcext:value-type="string">
            <text:p>time</text:p>
          </table:table-cell>
          <table:table-cell office:value-type="float" office:value="1543414679.13879" calcext:value-type="float">
            <text:p>1543414679.13879</text:p>
          </table:table-cell>
          <table:table-cell table:formula="of:=[.AL13]-[.C13]" office:value-type="float" office:value="51.021646976471" calcext:value-type="float">
            <text:p>51.021646976471</text:p>
          </table:table-cell>
          <table:table-cell table:number-columns-repeated="9"/>
          <table:table-cell table:formula="of:=MAX([.G14];[.I14];[.L14];[.O14];[.R14];[.U14];[.X14];[.AA14];[.AD14];[.AG14];[.AJ14];[.AM14];[.AP14];[.AS14];[.AV14])" office:value-type="float" office:value="55.4436089992523" calcext:value-type="float">
            <text:p>55.4436089992523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414696.90169" calcext:value-type="float">
            <text:p>1543414696.90169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414748.70781" calcext:value-type="float">
            <text:p>1543414748.70781</text:p>
          </table:table-cell>
          <table:table-cell table:formula="of:=[.F14]-[.C14]" office:value-type="float" office:value="51.8061239719391" calcext:value-type="float">
            <text:p>51.8061239719391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543414749.3052" calcext:value-type="float">
            <text:p>1543414749.3052</text:p>
          </table:table-cell>
          <table:table-cell table:formula="of:=[.K14]-[.C14]" office:value-type="float" office:value="52.4035069942474" calcext:value-type="float">
            <text:p>52.4035069942474</text:p>
          </table:table-cell>
          <table:table-cell office:value-type="string" calcext:value-type="string">
            <text:p>time</text:p>
          </table:table-cell>
          <table:table-cell office:value-type="float" office:value="1543414749.54201" calcext:value-type="float">
            <text:p>1543414749.54201</text:p>
          </table:table-cell>
          <table:table-cell table:formula="of:=[.N14]-[.C14]" office:value-type="float" office:value="52.6403210163116" calcext:value-type="float">
            <text:p>52.6403210163116</text:p>
          </table:table-cell>
          <table:table-cell office:value-type="string" calcext:value-type="string">
            <text:p>time</text:p>
          </table:table-cell>
          <table:table-cell office:value-type="float" office:value="1543414749.81942" calcext:value-type="float">
            <text:p>1543414749.81942</text:p>
          </table:table-cell>
          <table:table-cell table:formula="of:=[.Q14]-[.C14]" office:value-type="float" office:value="52.9177298545837" calcext:value-type="float">
            <text:p>52.9177298545837</text:p>
          </table:table-cell>
          <table:table-cell office:value-type="string" calcext:value-type="string">
            <text:p>time</text:p>
          </table:table-cell>
          <table:table-cell office:value-type="float" office:value="1543414750.14082" calcext:value-type="float">
            <text:p>1543414750.14082</text:p>
          </table:table-cell>
          <table:table-cell table:formula="of:=[.T14]-[.C14]" office:value-type="float" office:value="53.2391269207001" calcext:value-type="float">
            <text:p>53.2391269207001</text:p>
          </table:table-cell>
          <table:table-cell office:value-type="string" calcext:value-type="string">
            <text:p>time</text:p>
          </table:table-cell>
          <table:table-cell office:value-type="float" office:value="1543414750.41941" calcext:value-type="float">
            <text:p>1543414750.41941</text:p>
          </table:table-cell>
          <table:table-cell table:formula="of:=[.W14]-[.C14]" office:value-type="float" office:value="53.5177249908447" calcext:value-type="float">
            <text:p>53.5177249908447</text:p>
          </table:table-cell>
          <table:table-cell office:value-type="string" calcext:value-type="string">
            <text:p>time</text:p>
          </table:table-cell>
          <table:table-cell office:value-type="float" office:value="1543414750.73937" calcext:value-type="float">
            <text:p>1543414750.73937</text:p>
          </table:table-cell>
          <table:table-cell table:formula="of:=[.Z14]-[.C14]" office:value-type="float" office:value="53.8376798629761" calcext:value-type="float">
            <text:p>53.8376798629761</text:p>
          </table:table-cell>
          <table:table-cell office:value-type="string" calcext:value-type="string">
            <text:p>time</text:p>
          </table:table-cell>
          <table:table-cell office:value-type="float" office:value="1543414751.61268" calcext:value-type="float">
            <text:p>1543414751.61268</text:p>
          </table:table-cell>
          <table:table-cell table:formula="of:=[.AC14]-[.C14]" office:value-type="float" office:value="54.710991859436" calcext:value-type="float">
            <text:p>54.710991859436</text:p>
          </table:table-cell>
          <table:table-cell office:value-type="string" calcext:value-type="string">
            <text:p>time</text:p>
          </table:table-cell>
          <table:table-cell office:value-type="float" office:value="1543414751.38213" calcext:value-type="float">
            <text:p>1543414751.38213</text:p>
          </table:table-cell>
          <table:table-cell table:formula="of:=[.AF14]-[.C14]" office:value-type="float" office:value="54.4804379940033" calcext:value-type="float">
            <text:p>54.4804379940033</text:p>
          </table:table-cell>
          <table:table-cell office:value-type="string" calcext:value-type="string">
            <text:p>time</text:p>
          </table:table-cell>
          <table:table-cell office:value-type="float" office:value="1543414751.74403" calcext:value-type="float">
            <text:p>1543414751.74403</text:p>
          </table:table-cell>
          <table:table-cell table:formula="of:=[.AI14]-[.C14]" office:value-type="float" office:value="54.8423428535461" calcext:value-type="float">
            <text:p>54.8423428535461</text:p>
          </table:table-cell>
          <table:table-cell office:value-type="string" calcext:value-type="string">
            <text:p>time</text:p>
          </table:table-cell>
          <table:table-cell office:value-type="float" office:value="1543414752.2212" calcext:value-type="float">
            <text:p>1543414752.2212</text:p>
          </table:table-cell>
          <table:table-cell table:formula="of:=[.AL14]-[.C14]" office:value-type="float" office:value="55.3195118904114" calcext:value-type="float">
            <text:p>55.3195118904114</text:p>
          </table:table-cell>
          <table:table-cell office:value-type="string" calcext:value-type="string">
            <text:p>time</text:p>
          </table:table-cell>
          <table:table-cell office:value-type="float" office:value="1543414752.3453" calcext:value-type="float">
            <text:p>1543414752.3453</text:p>
          </table:table-cell>
          <table:table-cell table:formula="of:=[.AO14]-[.C14]" office:value-type="float" office:value="55.4436089992523" calcext:value-type="float">
            <text:p>55.4436089992523</text:p>
          </table:table-cell>
          <table:table-cell table:number-columns-repeated="6"/>
          <table:table-cell table:formula="of:=MAX([.G15];[.I15];[.L15];[.O15];[.R15];[.U15];[.X15];[.AA15];[.AD15];[.AG15];[.AJ15];[.AM15];[.AP15];[.AS15];[.AV15])" office:value-type="float" office:value="58.4273998737335" calcext:value-type="float">
            <text:p>58.4273998737335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414777.54127" calcext:value-type="float">
            <text:p>1543414777.54127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414831.23316" calcext:value-type="float">
            <text:p>1543414831.23316</text:p>
          </table:table-cell>
          <table:table-cell table:formula="of:=[.F15]-[.C15]" office:value-type="float" office:value="53.6918890476227" calcext:value-type="float">
            <text:p>53.6918890476227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543414831.83711" calcext:value-type="float">
            <text:p>1543414831.83711</text:p>
          </table:table-cell>
          <table:table-cell table:formula="of:=[.K15]-[.C15]" office:value-type="float" office:value="54.2958419322968" calcext:value-type="float">
            <text:p>54.2958419322968</text:p>
          </table:table-cell>
          <table:table-cell office:value-type="string" calcext:value-type="string">
            <text:p>time</text:p>
          </table:table-cell>
          <table:table-cell office:value-type="float" office:value="1543414832.12084" calcext:value-type="float">
            <text:p>1543414832.12084</text:p>
          </table:table-cell>
          <table:table-cell table:formula="of:=[.N15]-[.C15]" office:value-type="float" office:value="54.5795650482178" calcext:value-type="float">
            <text:p>54.5795650482178</text:p>
          </table:table-cell>
          <table:table-cell office:value-type="string" calcext:value-type="string">
            <text:p>time</text:p>
          </table:table-cell>
          <table:table-cell office:value-type="float" office:value="1543414832.35901" calcext:value-type="float">
            <text:p>1543414832.35901</text:p>
          </table:table-cell>
          <table:table-cell table:formula="of:=[.Q15]-[.C15]" office:value-type="float" office:value="54.8177349567413" calcext:value-type="float">
            <text:p>54.8177349567413</text:p>
          </table:table-cell>
          <table:table-cell office:value-type="string" calcext:value-type="string">
            <text:p>time</text:p>
          </table:table-cell>
          <table:table-cell office:value-type="float" office:value="1543414832.63904" calcext:value-type="float">
            <text:p>1543414832.63904</text:p>
          </table:table-cell>
          <table:table-cell table:formula="of:=[.T15]-[.C15]" office:value-type="float" office:value="55.0977740287781" calcext:value-type="float">
            <text:p>55.0977740287781</text:p>
          </table:table-cell>
          <table:table-cell office:value-type="string" calcext:value-type="string">
            <text:p>time</text:p>
          </table:table-cell>
          <table:table-cell office:value-type="float" office:value="1543414832.92158" calcext:value-type="float">
            <text:p>1543414832.92158</text:p>
          </table:table-cell>
          <table:table-cell table:formula="of:=[.W15]-[.C15]" office:value-type="float" office:value="55.3803110122681" calcext:value-type="float">
            <text:p>55.3803110122681</text:p>
          </table:table-cell>
          <table:table-cell office:value-type="string" calcext:value-type="string">
            <text:p>time</text:p>
          </table:table-cell>
          <table:table-cell office:value-type="float" office:value="1543414833.20079" calcext:value-type="float">
            <text:p>1543414833.20079</text:p>
          </table:table-cell>
          <table:table-cell table:formula="of:=[.Z15]-[.C15]" office:value-type="float" office:value="55.6595189571381" calcext:value-type="float">
            <text:p>55.6595189571381</text:p>
          </table:table-cell>
          <table:table-cell office:value-type="string" calcext:value-type="string">
            <text:p>time</text:p>
          </table:table-cell>
          <table:table-cell office:value-type="float" office:value="1543414833.48299" calcext:value-type="float">
            <text:p>1543414833.48299</text:p>
          </table:table-cell>
          <table:table-cell table:formula="of:=[.AC15]-[.C15]" office:value-type="float" office:value="55.9417159557343" calcext:value-type="float">
            <text:p>55.9417159557343</text:p>
          </table:table-cell>
          <table:table-cell office:value-type="string" calcext:value-type="string">
            <text:p>time</text:p>
          </table:table-cell>
          <table:table-cell office:value-type="float" office:value="1543414833.76223" calcext:value-type="float">
            <text:p>1543414833.76223</text:p>
          </table:table-cell>
          <table:table-cell table:formula="of:=[.AF15]-[.C15]" office:value-type="float" office:value="56.2209630012512" calcext:value-type="float">
            <text:p>56.2209630012512</text:p>
          </table:table-cell>
          <table:table-cell office:value-type="string" calcext:value-type="string">
            <text:p>time</text:p>
          </table:table-cell>
          <table:table-cell office:value-type="float" office:value="1543414834.42977" calcext:value-type="float">
            <text:p>1543414834.42977</text:p>
          </table:table-cell>
          <table:table-cell table:formula="of:=[.AI15]-[.C15]" office:value-type="float" office:value="56.8884999752045" calcext:value-type="float">
            <text:p>56.8884999752045</text:p>
          </table:table-cell>
          <table:table-cell office:value-type="string" calcext:value-type="string">
            <text:p>time</text:p>
          </table:table-cell>
          <table:table-cell office:value-type="float" office:value="1543414834.36809" calcext:value-type="float">
            <text:p>1543414834.36809</text:p>
          </table:table-cell>
          <table:table-cell table:formula="of:=[.AL15]-[.C15]" office:value-type="float" office:value="56.8268189430237" calcext:value-type="float">
            <text:p>56.8268189430237</text:p>
          </table:table-cell>
          <table:table-cell office:value-type="string" calcext:value-type="string">
            <text:p>time</text:p>
          </table:table-cell>
          <table:table-cell office:value-type="float" office:value="1543414834.73345" calcext:value-type="float">
            <text:p>1543414834.73345</text:p>
          </table:table-cell>
          <table:table-cell table:formula="of:=[.AO15]-[.C15]" office:value-type="float" office:value="57.1921820640564" calcext:value-type="float">
            <text:p>57.1921820640564</text:p>
          </table:table-cell>
          <table:table-cell office:value-type="string" calcext:value-type="string">
            <text:p>time</text:p>
          </table:table-cell>
          <table:table-cell office:value-type="float" office:value="1543414835.96867" calcext:value-type="float">
            <text:p>1543414835.96867</text:p>
          </table:table-cell>
          <table:table-cell table:formula="of:=[.AR15]-[.C15]" office:value-type="float" office:value="58.4273998737335" calcext:value-type="float">
            <text:p>58.4273998737335</text:p>
          </table:table-cell>
          <table:table-cell table:number-columns-repeated="3"/>
          <table:table-cell table:formula="of:=MAX([.G16];[.I16];[.L16];[.O16];[.R16];[.U16];[.X16];[.AA16];[.AD16];[.AG16];[.AJ16];[.AM16];[.AP16];[.AS16];[.AV16])" office:value-type="float" office:value="64.9817209243774" calcext:value-type="float">
            <text:p>64.9817209243774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414849.46242" calcext:value-type="float">
            <text:p>1543414849.46242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414910.54863" calcext:value-type="float">
            <text:p>1543414910.54863</text:p>
          </table:table-cell>
          <table:table-cell table:formula="of:=[.F16]-[.C16]" office:value-type="float" office:value="61.0862081050873" calcext:value-type="float">
            <text:p>61.0862081050873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543414911.71176" calcext:value-type="float">
            <text:p>1543414911.71176</text:p>
          </table:table-cell>
          <table:table-cell table:formula="of:=[.K16]-[.C16]" office:value-type="float" office:value="62.2493400573731" calcext:value-type="float">
            <text:p>62.2493400573731</text:p>
          </table:table-cell>
          <table:table-cell office:value-type="string" calcext:value-type="string">
            <text:p>time</text:p>
          </table:table-cell>
          <table:table-cell office:value-type="float" office:value="1543414911.35106" calcext:value-type="float">
            <text:p>1543414911.35106</text:p>
          </table:table-cell>
          <table:table-cell table:formula="of:=[.N16]-[.C16]" office:value-type="float" office:value="61.8886361122131" calcext:value-type="float">
            <text:p>61.8886361122131</text:p>
          </table:table-cell>
          <table:table-cell office:value-type="string" calcext:value-type="string">
            <text:p>time</text:p>
          </table:table-cell>
          <table:table-cell office:value-type="float" office:value="1543414911.62835" calcext:value-type="float">
            <text:p>1543414911.62835</text:p>
          </table:table-cell>
          <table:table-cell table:formula="of:=[.Q16]-[.C16]" office:value-type="float" office:value="62.1659319400787" calcext:value-type="float">
            <text:p>62.1659319400787</text:p>
          </table:table-cell>
          <table:table-cell office:value-type="string" calcext:value-type="string">
            <text:p>time</text:p>
          </table:table-cell>
          <table:table-cell office:value-type="float" office:value="1543414911.94907" calcext:value-type="float">
            <text:p>1543414911.94907</text:p>
          </table:table-cell>
          <table:table-cell table:formula="of:=[.T16]-[.C16]" office:value-type="float" office:value="62.4866471290588" calcext:value-type="float">
            <text:p>62.4866471290588</text:p>
          </table:table-cell>
          <table:table-cell office:value-type="string" calcext:value-type="string">
            <text:p>time</text:p>
          </table:table-cell>
          <table:table-cell office:value-type="float" office:value="1543414912.18575" calcext:value-type="float">
            <text:p>1543414912.18575</text:p>
          </table:table-cell>
          <table:table-cell table:formula="of:=[.W16]-[.C16]" office:value-type="float" office:value="62.7233340740204" calcext:value-type="float">
            <text:p>62.7233340740204</text:p>
          </table:table-cell>
          <table:table-cell office:value-type="string" calcext:value-type="string">
            <text:p>time</text:p>
          </table:table-cell>
          <table:table-cell office:value-type="float" office:value="1543414912.46578" calcext:value-type="float">
            <text:p>1543414912.46578</text:p>
          </table:table-cell>
          <table:table-cell table:formula="of:=[.Z16]-[.C16]" office:value-type="float" office:value="63.0033600330353" calcext:value-type="float">
            <text:p>63.0033600330353</text:p>
          </table:table-cell>
          <table:table-cell office:value-type="string" calcext:value-type="string">
            <text:p>time</text:p>
          </table:table-cell>
          <table:table-cell office:value-type="float" office:value="1543414912.745" calcext:value-type="float">
            <text:p>1543414912.745</text:p>
          </table:table-cell>
          <table:table-cell table:formula="of:=[.AC16]-[.C16]" office:value-type="float" office:value="63.2825798988342" calcext:value-type="float">
            <text:p>63.2825798988342</text:p>
          </table:table-cell>
          <table:table-cell office:value-type="string" calcext:value-type="string">
            <text:p>time</text:p>
          </table:table-cell>
          <table:table-cell office:value-type="float" office:value="1543414913.25359" calcext:value-type="float">
            <text:p>1543414913.25359</text:p>
          </table:table-cell>
          <table:table-cell table:formula="of:=[.AF16]-[.C16]" office:value-type="float" office:value="63.7911701202393" calcext:value-type="float">
            <text:p>63.7911701202393</text:p>
          </table:table-cell>
          <table:table-cell office:value-type="string" calcext:value-type="string">
            <text:p>time</text:p>
          </table:table-cell>
          <table:table-cell office:value-type="float" office:value="1543414913.30467" calcext:value-type="float">
            <text:p>1543414913.30467</text:p>
          </table:table-cell>
          <table:table-cell table:formula="of:=[.AI16]-[.C16]" office:value-type="float" office:value="63.8422510623932" calcext:value-type="float">
            <text:p>63.8422510623932</text:p>
          </table:table-cell>
          <table:table-cell office:value-type="string" calcext:value-type="string">
            <text:p>time</text:p>
          </table:table-cell>
          <table:table-cell office:value-type="float" office:value="1543414913.62507" calcext:value-type="float">
            <text:p>1543414913.62507</text:p>
          </table:table-cell>
          <table:table-cell table:formula="of:=[.AL16]-[.C16]" office:value-type="float" office:value="64.1626479625702" calcext:value-type="float">
            <text:p>64.1626479625702</text:p>
          </table:table-cell>
          <table:table-cell office:value-type="string" calcext:value-type="string">
            <text:p>time</text:p>
          </table:table-cell>
          <table:table-cell office:value-type="float" office:value="1543414913.86049" calcext:value-type="float">
            <text:p>1543414913.86049</text:p>
          </table:table-cell>
          <table:table-cell table:formula="of:=[.AO16]-[.C16]" office:value-type="float" office:value="64.3980689048767" calcext:value-type="float">
            <text:p>64.3980689048767</text:p>
          </table:table-cell>
          <table:table-cell office:value-type="string" calcext:value-type="string">
            <text:p>time</text:p>
          </table:table-cell>
          <table:table-cell office:value-type="float" office:value="1543414914.1394" calcext:value-type="float">
            <text:p>1543414914.1394</text:p>
          </table:table-cell>
          <table:table-cell table:formula="of:=[.AR16]-[.C16]" office:value-type="float" office:value="64.6769781112671" calcext:value-type="float">
            <text:p>64.6769781112671</text:p>
          </table:table-cell>
          <table:table-cell office:value-type="string" calcext:value-type="string">
            <text:p>time</text:p>
          </table:table-cell>
          <table:table-cell office:value-type="float" office:value="1543414914.44414" calcext:value-type="float">
            <text:p>1543414914.44414</text:p>
          </table:table-cell>
          <table:table-cell table:formula="of:=[.AU16]-[.C16]" office:value-type="float" office:value="64.9817209243774" calcext:value-type="float">
            <text:p>64.9817209243774</text:p>
          </table:table-cell>
          <table:table-cell/>
        </table:table-row>
      </table:table>
      <table:table table:name="Sheet3" table:style-name="ta1">
        <table:shapes>
          <draw:frame draw:z-index="0" draw:style-name="gr1" draw:text-style-name="P1" svg:width="453.46pt" svg:height="255.26pt" svg:x="134.25pt" svg:y="18.06pt">
            <draw:object draw:notify-on-update-of-ranges="Sheet3.A1:Sheet3.A1 Sheet3.A2:Sheet3.A16 Sheet3.B1:Sheet3.B1 Sheet3.B2:Sheet3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ITHOUT TREE</text:p>
          </table:table-cell>
          <table:table-cell office:value-type="string" calcext:value-type="string">
            <text:p>WITH TREE</text:p>
          </table:table-cell>
        </table:table-row>
        <table:table-row table:style-name="ro1">
          <table:table-cell office:value-type="float" office:value="4.77207779884338" calcext:value-type="float">
            <text:p>4.77207779884338</text:p>
          </table:table-cell>
          <table:table-cell office:value-type="float" office:value="4.64446210861206" calcext:value-type="float">
            <text:p>4.64446210861206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8.11035990715027" calcext:value-type="float">
            <text:p>8.11035990715027</text:p>
          </table:table-cell>
        </table:table-row>
        <table:table-row table:style-name="ro1">
          <table:table-cell office:value-type="float" office:value="10.987508058548" calcext:value-type="float">
            <text:p>10.987508058548</text:p>
          </table:table-cell>
          <table:table-cell office:value-type="float" office:value="12.2675249576569" calcext:value-type="float">
            <text:p>12.2675249576569</text:p>
          </table:table-cell>
        </table:table-row>
        <table:table-row table:style-name="ro1">
          <table:table-cell office:value-type="float" office:value="14.5726029872894" calcext:value-type="float">
            <text:p>14.5726029872894</text:p>
          </table:table-cell>
          <table:table-cell office:value-type="float" office:value="12.2029469013214" calcext:value-type="float">
            <text:p>12.2029469013214</text:p>
          </table:table-cell>
        </table:table-row>
        <table:table-row table:style-name="ro1">
          <table:table-cell office:value-type="float" office:value="17.3661770820618" calcext:value-type="float">
            <text:p>17.3661770820618</text:p>
          </table:table-cell>
          <table:table-cell office:value-type="float" office:value="13.0132730007172" calcext:value-type="float">
            <text:p>13.0132730007172</text:p>
          </table:table-cell>
        </table:table-row>
        <table:table-row table:style-name="ro1">
          <table:table-cell office:value-type="float" office:value="23.3056418895721" calcext:value-type="float">
            <text:p>23.3056418895721</text:p>
          </table:table-cell>
          <table:table-cell office:value-type="float" office:value="16.6300370693207" calcext:value-type="float">
            <text:p>16.6300370693207</text:p>
          </table:table-cell>
        </table:table-row>
        <table:table-row table:style-name="ro1">
          <table:table-cell office:value-type="float" office:value="28.2979738712311" calcext:value-type="float">
            <text:p>28.2979738712311</text:p>
          </table:table-cell>
          <table:table-cell office:value-type="float" office:value="21.0673320293427" calcext:value-type="float">
            <text:p>21.0673320293427</text:p>
          </table:table-cell>
        </table:table-row>
        <table:table-row table:style-name="ro1">
          <table:table-cell office:value-type="float" office:value="32.2443971633911" calcext:value-type="float">
            <text:p>32.2443971633911</text:p>
          </table:table-cell>
          <table:table-cell office:value-type="float" office:value="24.3049938678741" calcext:value-type="float">
            <text:p>24.3049938678741</text:p>
          </table:table-cell>
        </table:table-row>
        <table:table-row table:style-name="ro1">
          <table:table-cell office:value-type="float" office:value="37.1387119293213" calcext:value-type="float">
            <text:p>37.1387119293213</text:p>
          </table:table-cell>
          <table:table-cell office:value-type="float" office:value="30.6315379142761" calcext:value-type="float">
            <text:p>30.6315379142761</text:p>
          </table:table-cell>
        </table:table-row>
        <table:table-row table:style-name="ro1">
          <table:table-cell office:value-type="float" office:value="42.5875930786133" calcext:value-type="float">
            <text:p>42.5875930786133</text:p>
          </table:table-cell>
          <table:table-cell office:value-type="float" office:value="36.9936318397522" calcext:value-type="float">
            <text:p>36.9936318397522</text:p>
          </table:table-cell>
        </table:table-row>
        <table:table-row table:style-name="ro1">
          <table:table-cell office:value-type="float" office:value="46.4573750495911" calcext:value-type="float">
            <text:p>46.4573750495911</text:p>
          </table:table-cell>
          <table:table-cell office:value-type="float" office:value="42.0716850757599" calcext:value-type="float">
            <text:p>42.0716850757599</text:p>
          </table:table-cell>
        </table:table-row>
        <table:table-row table:style-name="ro1">
          <table:table-cell office:value-type="float" office:value="51.021646976471" calcext:value-type="float">
            <text:p>51.021646976471</text:p>
          </table:table-cell>
          <table:table-cell office:value-type="float" office:value="44.7534749507904" calcext:value-type="float">
            <text:p>44.7534749507904</text:p>
          </table:table-cell>
        </table:table-row>
        <table:table-row table:style-name="ro1">
          <table:table-cell office:value-type="float" office:value="55.4436089992523" calcext:value-type="float">
            <text:p>55.4436089992523</text:p>
          </table:table-cell>
          <table:table-cell office:value-type="float" office:value="48.55198097229" calcext:value-type="float">
            <text:p>48.55198097229</text:p>
          </table:table-cell>
        </table:table-row>
        <table:table-row table:style-name="ro1">
          <table:table-cell office:value-type="float" office:value="58.4273998737335" calcext:value-type="float">
            <text:p>58.4273998737335</text:p>
          </table:table-cell>
          <table:table-cell office:value-type="float" office:value="55.0096759796143" calcext:value-type="float">
            <text:p>55.0096759796143</text:p>
          </table:table-cell>
        </table:table-row>
        <table:table-row table:style-name="ro1">
          <table:table-cell office:value-type="float" office:value="64.9817209243774" calcext:value-type="float">
            <text:p>64.9817209243774</text:p>
          </table:table-cell>
          <table:table-cell office:value-type="float" office:value="54.0385980606079" calcext:value-type="float">
            <text:p>54.03859806060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23:53:43.357869638</meta:creation-date>
    <dc:date>2018-11-29T00:24:07.782024887</dc:date>
    <meta:editing-duration>PT18M43S</meta:editing-duration>
    <meta:editing-cycles>3</meta:editing-cycles>
    <meta:generator>LibreOffice/6.0.6.2$Linux_X86_64 LibreOffice_project/00m0$Build-2</meta:generator>
    <meta:document-statistic meta:table-count="3" meta:cell-count="79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035cm" svg:y="3.955cm" style:legend-expansion="high" chart:style-name="ch2"/>
        <chart:plot-area chart:style-name="ch3" table:cell-range-address="Sheet3.A1:Sheet3.B16" chart:data-source-has-labels="row" svg:x="1.33cm" svg:y="0.18cm" svg:width="10.386cm" svg:height="7.665cm">
          <chartooo:coordinate-region svg:x="1.951cm" svg:y="0.38cm" svg:width="9.578cm" svg:height="6.818cm"/>
          <chart:axis chart:dimension="x" chart:name="primary-x" chart:style-name="ch4">
            <chart:title svg:x="5.897cm" svg:y="8.025cm" chart:style-name="ch5">
              <text:p>NODES</text:p>
            </chart:title>
          </chart:axis>
          <chart:axis chart:dimension="y" chart:name="primary-y" chart:style-name="ch4">
            <chart:title svg:x="0.451cm" svg:y="4.4cm" chart:style-name="ch6">
              <text:p>SEC</text:p>
            </chart:title>
            <chart:grid chart:style-name="ch7" chart:class="major"/>
          </chart:axis>
          <chart:series chart:style-name="ch8" chart:values-cell-range-address="Sheet3.A2:Sheet3.A16" chart:label-cell-address="Sheet3.A1:Sheet3.A1" chart:class="chart:line">
            <chart:data-point chart:repeated="15"/>
          </chart:series>
          <chart:series chart:style-name="ch9" chart:values-cell-range-address="Sheet3.B2:Sheet3.B16" chart:label-cell-address="Sheet3.B1:Sheet3.B1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TREE</text:p>
                <draw:g>
                  <svg:desc>Sheet3.A1:Sheet3.A1</svg:desc>
                </draw:g>
              </table:table-cell>
              <table:table-cell office:value-type="string">
                <text:p>WITH TREE</text:p>
                <draw:g>
                  <svg:desc>Sheet3.B1:Sheet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77207779884338">
                <text:p>4.77207779884338</text:p>
                <draw:g>
                  <svg:desc>Sheet3.A2:Sheet3.A16</svg:desc>
                </draw:g>
              </table:table-cell>
              <table:table-cell office:value-type="float" office:value="4.64446210861206">
                <text:p>4.64446210861206</text:p>
                <draw:g>
                  <svg:desc>Sheet3.B2:Sheet3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.11035990715027">
                <text:p>8.110359907150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987508058548">
                <text:p>10.987508058548</text:p>
              </table:table-cell>
              <table:table-cell office:value-type="float" office:value="12.2675249576569">
                <text:p>12.26752495765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5726029872894">
                <text:p>14.5726029872894</text:p>
              </table:table-cell>
              <table:table-cell office:value-type="float" office:value="12.2029469013214">
                <text:p>12.20294690132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3661770820618">
                <text:p>17.3661770820618</text:p>
              </table:table-cell>
              <table:table-cell office:value-type="float" office:value="13.0132730007172">
                <text:p>13.0132730007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3056418895721">
                <text:p>23.3056418895721</text:p>
              </table:table-cell>
              <table:table-cell office:value-type="float" office:value="16.6300370693207">
                <text:p>16.63003706932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.2979738712311">
                <text:p>28.2979738712311</text:p>
              </table:table-cell>
              <table:table-cell office:value-type="float" office:value="21.0673320293427">
                <text:p>21.06733202934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2443971633911">
                <text:p>32.2443971633911</text:p>
              </table:table-cell>
              <table:table-cell office:value-type="float" office:value="24.3049938678741">
                <text:p>24.30499386787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1387119293213">
                <text:p>37.1387119293213</text:p>
              </table:table-cell>
              <table:table-cell office:value-type="float" office:value="30.6315379142761">
                <text:p>30.63153791427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5875930786133">
                <text:p>42.5875930786133</text:p>
              </table:table-cell>
              <table:table-cell office:value-type="float" office:value="36.9936318397522">
                <text:p>36.99363183975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4573750495911">
                <text:p>46.4573750495911</text:p>
              </table:table-cell>
              <table:table-cell office:value-type="float" office:value="42.0716850757599">
                <text:p>42.07168507575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.021646976471">
                <text:p>51.021646976471</text:p>
              </table:table-cell>
              <table:table-cell office:value-type="float" office:value="44.7534749507904">
                <text:p>44.75347495079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.4436089992523">
                <text:p>55.4436089992523</text:p>
              </table:table-cell>
              <table:table-cell office:value-type="float" office:value="48.55198097229">
                <text:p>48.551980972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4273998737335">
                <text:p>58.4273998737335</text:p>
              </table:table-cell>
              <table:table-cell office:value-type="float" office:value="55.0096759796143">
                <text:p>55.0096759796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.9817209243774">
                <text:p>64.9817209243774</text:p>
              </table:table-cell>
              <table:table-cell office:value-type="float" office:value="54.0385980606079">
                <text:p>54.03859806060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9cm" svg:y="4.201cm" style:legend-expansion="high" chart:style-name="ch2"/>
        <chart:plot-area chart:style-name="ch3" table:cell-range-address="'FOR NO TREE'.AW1:'FOR NO TREE'.AW15" svg:x="0.32cm" svg:y="0.18cm" svg:width="12.779cm" svg:height="8.64cm">
          <chartooo:coordinate-region svg:x="0.941cm" svg:y="0.379cm" svg:width="11.97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OR NO TREE'.AW1:'FOR NO TREE'.AW15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77207779884338">
                <text:p>4.77207779884338</text:p>
                <draw:g>
                  <svg:desc>'FOR NO TREE'.AW1:'FOR NO TREE'.AW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987508058548">
                <text:p>10.9875080585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5726029872894">
                <text:p>14.5726029872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3661770820618">
                <text:p>17.36617708206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3056418895721">
                <text:p>23.30564188957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.2979738712311">
                <text:p>28.29797387123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2443971633911">
                <text:p>32.24439716339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1387119293213">
                <text:p>37.1387119293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5875930786133">
                <text:p>42.58759307861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4573750495911">
                <text:p>46.45737504959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.021646976471">
                <text:p>51.0216469764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.4436089992523">
                <text:p>55.44360899925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4273998737335">
                <text:p>58.42739987373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.9817209243774">
                <text:p>64.98172092437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